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loext:contextual-spacing="false" fo:line-height="115%"/>
    </style:style>
    <style:style style:name="P2" style:family="paragraph" style:parent-style-name="Standard">
      <style:paragraph-properties fo:margin-top="0in" fo:margin-bottom="0.139in" loext:contextual-spacing="false" fo:line-height="115%"/>
      <style:text-properties officeooo:paragraph-rsid="0006ad86"/>
    </style:style>
    <style:style style:name="P3" style:family="paragraph" style:parent-style-name="Standard">
      <style:paragraph-properties fo:margin-top="0in" fo:margin-bottom="0.139in" loext:contextual-spacing="false" fo:line-height="115%"/>
      <style:text-properties officeooo:paragraph-rsid="001418e3"/>
    </style:style>
    <style:style style:name="P4" style:family="paragraph" style:parent-style-name="Standard">
      <style:paragraph-properties fo:margin-top="0in" fo:margin-bottom="0.139in" loext:contextual-spacing="false" fo:line-height="115%"/>
      <style:text-properties officeooo:paragraph-rsid="0028be6f"/>
    </style:style>
    <style:style style:name="P5" style:family="paragraph" style:parent-style-name="Standard">
      <style:paragraph-properties fo:margin-top="0in" fo:margin-bottom="0.139in" loext:contextual-spacing="false" fo:line-height="115%"/>
      <style:text-properties officeooo:rsid="0006ad86" officeooo:paragraph-rsid="0008328c"/>
    </style:style>
    <style:style style:name="P6" style:family="paragraph" style:parent-style-name="Standard">
      <style:paragraph-properties fo:margin-top="0in" fo:margin-bottom="0.139in" loext:contextual-spacing="false" fo:line-height="115%"/>
      <style:text-properties officeooo:rsid="0006ad86" officeooo:paragraph-rsid="0008737c"/>
    </style:style>
    <style:style style:name="P7" style:family="paragraph" style:parent-style-name="Standard">
      <style:paragraph-properties fo:margin-top="0in" fo:margin-bottom="0.139in" loext:contextual-spacing="false" fo:line-height="115%"/>
      <style:text-properties style:font-name="Calibri" fo:font-size="14pt" fo:language="en" fo:country="none" style:font-name-asian="Calibri1" style:font-size-asian="14pt" style:font-name-complex="Calibri1"/>
    </style:style>
    <style:style style:name="P8" style:family="paragraph" style:parent-style-name="Standard">
      <style:paragraph-properties fo:margin-top="0in" fo:margin-bottom="0.139in" loext:contextual-spacing="false" fo:line-height="115%"/>
      <style:text-properties style:font-name="Calibri" fo:font-size="14pt" fo:language="en" fo:country="none" officeooo:rsid="0006ad86" officeooo:paragraph-rsid="0006ad86" style:font-name-asian="Calibri1" style:font-size-asian="14pt" style:font-name-complex="Calibri1"/>
    </style:style>
    <style:style style:name="P9" style:family="paragraph" style:parent-style-name="Standard">
      <style:paragraph-properties fo:margin-top="0in" fo:margin-bottom="0.139in" loext:contextual-spacing="false" fo:line-height="115%"/>
      <style:text-properties style:font-name="Calibri" fo:font-size="14pt" fo:language="en" fo:country="none" officeooo:rsid="0008328c" officeooo:paragraph-rsid="0008328c" style:font-name-asian="Calibri1" style:font-size-asian="14pt" style:font-name-complex="Calibri1"/>
    </style:style>
    <style:style style:name="P10" style:family="paragraph" style:parent-style-name="Standard">
      <style:paragraph-properties fo:margin-top="0in" fo:margin-bottom="0.139in" loext:contextual-spacing="false" fo:line-height="115%"/>
      <style:text-properties style:font-name="Calibri" fo:font-size="14pt" fo:language="en" fo:country="none" officeooo:rsid="0008737c" officeooo:paragraph-rsid="0008737c" style:font-name-asian="Calibri1" style:font-size-asian="14pt" style:font-name-complex="Calibri1"/>
    </style:style>
    <style:style style:name="P11" style:family="paragraph" style:parent-style-name="Standard">
      <style:paragraph-properties fo:margin-top="0in" fo:margin-bottom="0.139in" loext:contextual-spacing="false" fo:line-height="115%"/>
      <style:text-properties style:font-name="Calibri" fo:font-size="14pt" fo:language="en" fo:country="none" officeooo:rsid="000af3c6" officeooo:paragraph-rsid="0008737c" style:font-name-asian="Calibri1" style:font-size-asian="14pt" style:font-name-complex="Calibri1"/>
    </style:style>
    <style:style style:name="P12" style:family="paragraph" style:parent-style-name="Standard">
      <style:paragraph-properties fo:margin-top="0in" fo:margin-bottom="0.139in" loext:contextual-spacing="false" fo:line-height="115%"/>
      <style:text-properties style:font-name="Calibri" fo:font-size="14pt" fo:language="en" fo:country="none" officeooo:rsid="000af3c6" officeooo:paragraph-rsid="000af3c6" style:font-name-asian="Calibri1" style:font-size-asian="14pt" style:font-name-complex="Calibri1"/>
    </style:style>
    <style:style style:name="P13" style:family="paragraph" style:parent-style-name="Standard">
      <style:paragraph-properties fo:margin-top="0in" fo:margin-bottom="0.139in" loext:contextual-spacing="false" fo:line-height="115%"/>
      <style:text-properties style:font-name="Calibri" fo:font-size="14pt" fo:language="en" fo:country="none" officeooo:rsid="000af5cc" officeooo:paragraph-rsid="000af5cc" style:font-name-asian="Calibri1" style:font-size-asian="14pt" style:font-name-complex="Calibri1"/>
    </style:style>
    <style:style style:name="P14" style:family="paragraph" style:parent-style-name="Standard">
      <style:paragraph-properties fo:margin-top="0in" fo:margin-bottom="0.139in" loext:contextual-spacing="false" fo:line-height="115%"/>
      <style:text-properties style:font-name="Calibri" fo:font-size="14pt" fo:language="en" fo:country="none" officeooo:rsid="000c8968" officeooo:paragraph-rsid="000c8968" style:font-name-asian="Calibri1" style:font-size-asian="14pt" style:font-name-complex="Calibri1"/>
    </style:style>
    <style:style style:name="P15" style:family="paragraph" style:parent-style-name="Standard">
      <style:paragraph-properties fo:margin-top="0in" fo:margin-bottom="0.139in" loext:contextual-spacing="false" fo:line-height="115%"/>
      <style:text-properties style:font-name="Calibri" fo:font-size="14pt" fo:language="en" fo:country="none" officeooo:rsid="000cf6da" officeooo:paragraph-rsid="000cf6da" style:font-name-asian="Calibri1" style:font-size-asian="14pt" style:font-name-complex="Calibri1"/>
    </style:style>
    <style:style style:name="P16" style:family="paragraph" style:parent-style-name="Standard">
      <style:paragraph-properties fo:margin-top="0in" fo:margin-bottom="0.139in" loext:contextual-spacing="false" fo:line-height="115%"/>
      <style:text-properties style:font-name="Calibri" fo:font-size="14pt" fo:language="en" fo:country="none" officeooo:rsid="000d0a12" officeooo:paragraph-rsid="000d0a12" style:font-name-asian="Calibri1" style:font-size-asian="14pt" style:font-name-complex="Calibri1"/>
    </style:style>
    <style:style style:name="P17" style:family="paragraph" style:parent-style-name="Standard">
      <style:paragraph-properties fo:margin-top="0in" fo:margin-bottom="0.139in" loext:contextual-spacing="false" fo:line-height="115%"/>
      <style:text-properties style:font-name="Calibri" fo:font-size="14pt" fo:language="en" fo:country="none" officeooo:rsid="000d0d25" officeooo:paragraph-rsid="000d0d25" style:font-name-asian="Calibri1" style:font-size-asian="14pt" style:font-name-complex="Calibri1"/>
    </style:style>
    <style:style style:name="P18" style:family="paragraph" style:parent-style-name="Standard">
      <style:paragraph-properties fo:margin-top="0in" fo:margin-bottom="0.139in" loext:contextual-spacing="false" fo:line-height="115%"/>
      <style:text-properties style:font-name="Calibri" fo:font-size="14pt" fo:language="en" fo:country="none" officeooo:rsid="000df4a4" officeooo:paragraph-rsid="000df4a4" style:font-name-asian="Calibri1" style:font-size-asian="14pt" style:font-name-complex="Calibri1"/>
    </style:style>
    <style:style style:name="P19" style:family="paragraph" style:parent-style-name="Standard">
      <style:paragraph-properties fo:margin-top="0in" fo:margin-bottom="0.139in" loext:contextual-spacing="false" fo:line-height="115%"/>
      <style:text-properties style:font-name="Calibri" fo:font-size="14pt" fo:language="en" fo:country="none" officeooo:rsid="000f1525" officeooo:paragraph-rsid="000df4a4" style:font-name-asian="Calibri1" style:font-size-asian="14pt" style:font-name-complex="Calibri1"/>
    </style:style>
    <style:style style:name="P20" style:family="paragraph" style:parent-style-name="Standard">
      <style:paragraph-properties fo:margin-top="0in" fo:margin-bottom="0.139in" loext:contextual-spacing="false" fo:line-height="115%"/>
      <style:text-properties style:font-name="Calibri" fo:font-size="14pt" fo:language="en" fo:country="none" officeooo:rsid="000f1525" officeooo:paragraph-rsid="000f1525" style:font-name-asian="Calibri1" style:font-size-asian="14pt" style:font-name-complex="Calibri1"/>
    </style:style>
    <style:style style:name="P21" style:family="paragraph" style:parent-style-name="Standard">
      <style:paragraph-properties fo:margin-top="0in" fo:margin-bottom="0.139in" loext:contextual-spacing="false" fo:line-height="115%"/>
      <style:text-properties style:font-name="Calibri" fo:font-size="14pt" fo:language="en" fo:country="none" officeooo:rsid="00108b7b" officeooo:paragraph-rsid="00108b7b" style:font-name-asian="Calibri1" style:font-size-asian="14pt" style:font-name-complex="Calibri1"/>
    </style:style>
    <style:style style:name="P22" style:family="paragraph" style:parent-style-name="Standard">
      <style:paragraph-properties fo:margin-top="0in" fo:margin-bottom="0.139in" loext:contextual-spacing="false" fo:line-height="115%"/>
      <style:text-properties style:font-name="Calibri" fo:font-size="14pt" fo:language="en" fo:country="none" officeooo:rsid="001280cb" officeooo:paragraph-rsid="001280cb" style:font-name-asian="Calibri1" style:font-size-asian="14pt" style:font-name-complex="Calibri1"/>
    </style:style>
    <style:style style:name="P23" style:family="paragraph" style:parent-style-name="Standard">
      <style:paragraph-properties fo:margin-top="0in" fo:margin-bottom="0.139in" loext:contextual-spacing="false" fo:line-height="115%"/>
      <style:text-properties style:font-name="Calibri" fo:font-size="14pt" fo:language="en" fo:country="none" officeooo:rsid="0013a595" officeooo:paragraph-rsid="0013a595" style:font-name-asian="Calibri1" style:font-size-asian="14pt" style:font-name-complex="Calibri1"/>
    </style:style>
    <style:style style:name="P24" style:family="paragraph" style:parent-style-name="Standard">
      <style:paragraph-properties fo:margin-top="0in" fo:margin-bottom="0.139in" loext:contextual-spacing="false" fo:line-height="115%"/>
      <style:text-properties style:font-name="Calibri" fo:font-size="14pt" fo:language="en" fo:country="none" officeooo:rsid="001418e3" officeooo:paragraph-rsid="001418e3" style:font-name-asian="Calibri1" style:font-size-asian="14pt" style:font-name-complex="Calibri1"/>
    </style:style>
    <style:style style:name="P25" style:family="paragraph" style:parent-style-name="Standard">
      <style:paragraph-properties fo:margin-top="0in" fo:margin-bottom="0.139in" loext:contextual-spacing="false" fo:line-height="115%"/>
      <style:text-properties style:font-name="Calibri" fo:font-size="14pt" fo:language="en" fo:country="none" officeooo:rsid="00154bce" officeooo:paragraph-rsid="001418e3" style:font-name-asian="Calibri1" style:font-size-asian="14pt" style:font-name-complex="Calibri1"/>
    </style:style>
    <style:style style:name="P26" style:family="paragraph" style:parent-style-name="Standard">
      <style:paragraph-properties fo:margin-top="0in" fo:margin-bottom="0.139in" loext:contextual-spacing="false" fo:line-height="115%"/>
      <style:text-properties style:font-name="Calibri" fo:font-size="14pt" fo:language="en" fo:country="none" officeooo:rsid="00154bce" officeooo:paragraph-rsid="00154bce" style:font-name-asian="Calibri1" style:font-size-asian="14pt" style:font-name-complex="Calibri1"/>
    </style:style>
    <style:style style:name="P27" style:family="paragraph" style:parent-style-name="Standard">
      <style:paragraph-properties fo:margin-top="0in" fo:margin-bottom="0.139in" loext:contextual-spacing="false" fo:line-height="115%"/>
      <style:text-properties style:font-name="Calibri" fo:font-size="14pt" fo:language="en" fo:country="none" officeooo:rsid="0017c09d" officeooo:paragraph-rsid="0017c09d" style:font-name-asian="Calibri1" style:font-size-asian="14pt" style:font-name-complex="Calibri1"/>
    </style:style>
    <style:style style:name="P28" style:family="paragraph" style:parent-style-name="Standard">
      <style:paragraph-properties fo:margin-top="0in" fo:margin-bottom="0.139in" loext:contextual-spacing="false" fo:line-height="115%"/>
      <style:text-properties style:font-name="Calibri" fo:font-size="14pt" fo:language="en" fo:country="none" officeooo:rsid="00188006" officeooo:paragraph-rsid="00188006" style:font-name-asian="Calibri1" style:font-size-asian="14pt" style:font-name-complex="Calibri1"/>
    </style:style>
    <style:style style:name="P29" style:family="paragraph" style:parent-style-name="Standard">
      <style:paragraph-properties fo:margin-top="0in" fo:margin-bottom="0.139in" loext:contextual-spacing="false" fo:line-height="115%"/>
      <style:text-properties style:font-name="Calibri" fo:font-size="14pt" fo:language="en" fo:country="none" officeooo:rsid="0019a378" officeooo:paragraph-rsid="0019a378" style:font-name-asian="Calibri1" style:font-size-asian="14pt" style:font-name-complex="Calibri1"/>
    </style:style>
    <style:style style:name="P30" style:family="paragraph" style:parent-style-name="Standard">
      <style:paragraph-properties fo:margin-top="0in" fo:margin-bottom="0.139in" loext:contextual-spacing="false" fo:line-height="115%"/>
      <style:text-properties style:font-name="Calibri" fo:font-size="14pt" fo:language="en" fo:country="none" officeooo:rsid="001a173b" officeooo:paragraph-rsid="001a173b" style:font-name-asian="Calibri1" style:font-size-asian="14pt" style:font-name-complex="Calibri1"/>
    </style:style>
    <style:style style:name="P31" style:family="paragraph" style:parent-style-name="Standard">
      <style:paragraph-properties fo:margin-top="0in" fo:margin-bottom="0.139in" loext:contextual-spacing="false" fo:line-height="115%"/>
      <style:text-properties style:font-name="Calibri" fo:font-size="14pt" fo:language="en" fo:country="none" officeooo:rsid="001bdf1f" officeooo:paragraph-rsid="001bdf1f" style:font-name-asian="Calibri1" style:font-size-asian="14pt" style:font-name-complex="Calibri1"/>
    </style:style>
    <style:style style:name="P32" style:family="paragraph" style:parent-style-name="Standard">
      <style:paragraph-properties fo:margin-top="0in" fo:margin-bottom="0.139in" loext:contextual-spacing="false" fo:line-height="115%"/>
      <style:text-properties style:font-name="Calibri" fo:font-size="14pt" fo:language="en" fo:country="none" officeooo:rsid="00249970" officeooo:paragraph-rsid="00249970" style:font-name-asian="Calibri1" style:font-size-asian="14pt" style:font-name-complex="Calibri1"/>
    </style:style>
    <style:style style:name="P33" style:family="paragraph" style:parent-style-name="Standard">
      <style:paragraph-properties fo:margin-top="0in" fo:margin-bottom="0.139in" loext:contextual-spacing="false" fo:line-height="115%"/>
      <style:text-properties style:font-name="Calibri" fo:font-size="14pt" fo:language="en" fo:country="none" officeooo:rsid="00268a14" officeooo:paragraph-rsid="00268a14" style:font-name-asian="Calibri1" style:font-size-asian="14pt" style:font-name-complex="Calibri1"/>
    </style:style>
    <style:style style:name="P34" style:family="paragraph" style:parent-style-name="Standard">
      <style:paragraph-properties fo:margin-top="0in" fo:margin-bottom="0.139in" loext:contextual-spacing="false" fo:line-height="115%"/>
      <style:text-properties style:font-name="Calibri" fo:font-size="14pt" fo:language="en" fo:country="none" officeooo:rsid="00280f9c" officeooo:paragraph-rsid="00280f9c" style:font-name-asian="Calibri1" style:font-size-asian="14pt" style:font-name-complex="Calibri1"/>
    </style:style>
    <style:style style:name="P35" style:family="paragraph" style:parent-style-name="Standard">
      <style:paragraph-properties fo:margin-top="0in" fo:margin-bottom="0.139in" loext:contextual-spacing="false" fo:line-height="115%"/>
      <style:text-properties style:font-name="Calibri" fo:font-size="14pt" fo:language="en" fo:country="none" officeooo:rsid="0028b350" officeooo:paragraph-rsid="00280f9c" style:font-name-asian="Calibri1" style:font-size-asian="14pt" style:font-name-complex="Calibri1"/>
    </style:style>
    <style:style style:name="P36" style:family="paragraph" style:parent-style-name="Standard">
      <style:paragraph-properties fo:margin-top="0in" fo:margin-bottom="0.139in" loext:contextual-spacing="false" fo:line-height="115%"/>
      <style:text-properties style:font-name="Calibri" fo:font-size="14pt" fo:language="en" fo:country="none" officeooo:rsid="0028b350" officeooo:paragraph-rsid="0028b350" style:font-name-asian="Calibri1" style:font-size-asian="14pt" style:font-name-complex="Calibri1"/>
    </style:style>
    <style:style style:name="P37" style:family="paragraph" style:parent-style-name="Standard">
      <style:paragraph-properties fo:margin-top="0in" fo:margin-bottom="0.139in" loext:contextual-spacing="false" fo:line-height="115%"/>
      <style:text-properties style:font-name="Calibri" fo:font-size="14pt" fo:language="en" fo:country="none" officeooo:rsid="0028be6f" officeooo:paragraph-rsid="0028b350" style:font-name-asian="Calibri1" style:font-size-asian="14pt" style:font-name-complex="Calibri1"/>
    </style:style>
    <style:style style:name="P38" style:family="paragraph" style:parent-style-name="Standard">
      <style:paragraph-properties fo:margin-top="0in" fo:margin-bottom="0.139in" loext:contextual-spacing="false" fo:line-height="115%"/>
      <style:text-properties style:font-name="Calibri" fo:font-size="14pt" fo:language="en" fo:country="none" officeooo:rsid="0028be6f" officeooo:paragraph-rsid="0028be6f" style:font-name-asian="Calibri1" style:font-size-asian="14pt" style:font-name-complex="Calibri1"/>
    </style:style>
    <style:style style:name="P39" style:family="paragraph" style:parent-style-name="Standard">
      <style:paragraph-properties fo:margin-top="0in" fo:margin-bottom="0.139in" loext:contextual-spacing="false" fo:line-height="115%"/>
      <style:text-properties style:font-name="Calibri" fo:font-size="14pt" fo:language="en" fo:country="none" officeooo:rsid="002e4a0b" officeooo:paragraph-rsid="002e4a0b" style:font-name-asian="Calibri1" style:font-size-asian="14pt" style:font-name-complex="Calibri1"/>
    </style:style>
    <style:style style:name="P40" style:family="paragraph" style:parent-style-name="Standard">
      <style:paragraph-properties fo:margin-top="0in" fo:margin-bottom="0.139in" loext:contextual-spacing="false" fo:line-height="115%"/>
      <style:text-properties style:font-name="Calibri" fo:font-size="14pt" fo:language="en" fo:country="none" officeooo:rsid="0032e47f" officeooo:paragraph-rsid="0032e47f" style:font-name-asian="Calibri1" style:font-size-asian="14pt" style:font-name-complex="Calibri1"/>
    </style:style>
    <style:style style:name="P41" style:family="paragraph" style:parent-style-name="Standard">
      <style:paragraph-properties fo:margin-top="0in" fo:margin-bottom="0.139in" loext:contextual-spacing="false" fo:line-height="115%"/>
      <style:text-properties style:font-name="Calibri" fo:font-size="14pt" fo:language="en" fo:country="none" officeooo:rsid="00346d8c" officeooo:paragraph-rsid="00346d8c" style:font-name-asian="Calibri1" style:font-size-asian="14pt" style:font-name-complex="Calibri1"/>
    </style:style>
    <style:style style:name="P42" style:family="paragraph" style:parent-style-name="Standard">
      <style:paragraph-properties fo:margin-top="0in" fo:margin-bottom="0.139in" loext:contextual-spacing="false" fo:line-height="115%"/>
      <style:text-properties style:font-name="Calibri" fo:font-size="14pt" fo:language="en" fo:country="none" officeooo:rsid="003580a4" officeooo:paragraph-rsid="003580a4" style:font-name-asian="Calibri1" style:font-size-asian="14pt" style:font-name-complex="Calibri1"/>
    </style:style>
    <style:style style:name="P43" style:family="paragraph" style:parent-style-name="Standard">
      <style:paragraph-properties fo:margin-top="0in" fo:margin-bottom="0.139in" loext:contextual-spacing="false" fo:line-height="115%"/>
      <style:text-properties style:font-name="Calibri" fo:font-size="14pt" fo:language="en" fo:country="none" officeooo:rsid="003840d3" officeooo:paragraph-rsid="003840d3" style:font-name-asian="Calibri1" style:font-size-asian="14pt" style:font-name-complex="Calibri1"/>
    </style:style>
    <style:style style:name="P44" style:family="paragraph" style:parent-style-name="Standard">
      <style:paragraph-properties fo:margin-top="0in" fo:margin-bottom="0.139in" loext:contextual-spacing="false" fo:line-height="115%"/>
      <style:text-properties style:font-name="Calibri" fo:font-size="14pt" fo:language="en" fo:country="none" officeooo:rsid="0039fbd3" officeooo:paragraph-rsid="0039fbd3" style:font-name-asian="Calibri1" style:font-size-asian="14pt" style:font-name-complex="Calibri1"/>
    </style:style>
    <style:style style:name="P45" style:family="paragraph" style:parent-style-name="Standard">
      <style:paragraph-properties fo:margin-top="0in" fo:margin-bottom="0.139in" loext:contextual-spacing="false" fo:line-height="115%"/>
      <style:text-properties style:font-name="Calibri" fo:font-size="14pt" fo:language="en" fo:country="none" officeooo:rsid="003aee0d" officeooo:paragraph-rsid="003aee0d" style:font-name-asian="Calibri1" style:font-size-asian="14pt" style:font-name-complex="Calibri1"/>
    </style:style>
    <style:style style:name="P46" style:family="paragraph" style:parent-style-name="Standard">
      <style:paragraph-properties fo:margin-top="0in" fo:margin-bottom="0.139in" loext:contextual-spacing="false" fo:line-height="115%"/>
      <style:text-properties style:font-name="Calibri" fo:font-size="14pt" fo:language="en" fo:country="none" officeooo:rsid="003c7d1c" officeooo:paragraph-rsid="003c7d1c" style:font-name-asian="Calibri1" style:font-size-asian="14pt" style:font-name-complex="Calibri1"/>
    </style:style>
    <style:style style:name="P47" style:family="paragraph" style:parent-style-name="Standard">
      <style:paragraph-properties fo:margin-top="0in" fo:margin-bottom="0.139in" loext:contextual-spacing="false" fo:line-height="115%"/>
      <style:text-properties style:font-name="Calibri" fo:font-size="14pt" fo:language="en" fo:country="none" officeooo:rsid="003cd392" officeooo:paragraph-rsid="003cd392" style:font-name-asian="Calibri1" style:font-size-asian="14pt" style:font-name-complex="Calibri1"/>
    </style:style>
    <style:style style:name="P48" style:family="paragraph" style:parent-style-name="Standard">
      <style:paragraph-properties fo:margin-top="0in" fo:margin-bottom="0.139in" loext:contextual-spacing="false" fo:line-height="115%"/>
      <style:text-properties style:font-name="Calibri" fo:font-size="14pt" fo:language="en" fo:country="none" officeooo:rsid="004066b2" officeooo:paragraph-rsid="004066b2" style:font-name-asian="Calibri1" style:font-size-asian="14pt" style:font-name-complex="Calibri1"/>
    </style:style>
    <style:style style:name="P49" style:family="paragraph" style:parent-style-name="Standard">
      <style:paragraph-properties fo:margin-top="0in" fo:margin-bottom="0.139in" loext:contextual-spacing="false" fo:line-height="115%"/>
      <style:text-properties style:font-name="Calibri" fo:font-size="14pt" fo:language="en" fo:country="none" officeooo:rsid="0041f866" officeooo:paragraph-rsid="0041f866" style:font-name-asian="Calibri1" style:font-size-asian="14pt" style:font-name-complex="Calibri1"/>
    </style:style>
    <style:style style:name="P50" style:family="paragraph" style:parent-style-name="Standard">
      <style:paragraph-properties fo:margin-top="0in" fo:margin-bottom="0.139in" loext:contextual-spacing="false" fo:line-height="115%"/>
      <style:text-properties style:font-name="Calibri" fo:font-size="14pt" fo:language="en" fo:country="none" officeooo:rsid="0042d9be" officeooo:paragraph-rsid="0041f866" style:font-name-asian="Calibri1" style:font-size-asian="14pt" style:font-name-complex="Calibri1"/>
    </style:style>
    <style:style style:name="P51" style:family="paragraph" style:parent-style-name="Standard">
      <style:paragraph-properties fo:margin-top="0in" fo:margin-bottom="0.139in" loext:contextual-spacing="false" fo:line-height="115%"/>
      <style:text-properties style:font-name="Calibri" fo:font-size="14pt" fo:language="en" fo:country="none" officeooo:rsid="0042d9be" officeooo:paragraph-rsid="0042d9be" style:font-name-asian="Calibri1" style:font-size-asian="14pt" style:font-name-complex="Calibri1"/>
    </style:style>
    <style:style style:name="P52" style:family="paragraph" style:parent-style-name="Standard">
      <style:paragraph-properties fo:margin-top="0in" fo:margin-bottom="0.139in" loext:contextual-spacing="false" fo:line-height="115%"/>
      <style:text-properties style:font-name="Calibri" fo:font-size="14pt" fo:language="en" fo:country="none" officeooo:rsid="0044ae84" officeooo:paragraph-rsid="0044ae84" style:font-name-asian="Calibri1" style:font-size-asian="14pt" style:font-name-complex="Calibri1"/>
    </style:style>
    <style:style style:name="P53" style:family="paragraph" style:parent-style-name="Standard">
      <style:paragraph-properties fo:margin-top="0in" fo:margin-bottom="0.139in" loext:contextual-spacing="false" fo:line-height="115%"/>
      <style:text-properties style:font-name="Calibri" fo:font-size="14pt" fo:language="en" fo:country="none" officeooo:rsid="0044ae84" officeooo:paragraph-rsid="0046a2f9" style:font-name-asian="Calibri1" style:font-size-asian="14pt" style:font-name-complex="Calibri1"/>
    </style:style>
    <style:style style:name="P54" style:family="paragraph" style:parent-style-name="Standard">
      <style:paragraph-properties fo:margin-top="0in" fo:margin-bottom="0.139in" loext:contextual-spacing="false" fo:line-height="115%"/>
      <style:text-properties style:font-name="Calibri" fo:font-size="14pt" fo:language="en" fo:country="none" officeooo:rsid="0046a2f9" officeooo:paragraph-rsid="0046a2f9" style:font-name-asian="Calibri1" style:font-size-asian="14pt" style:font-name-complex="Calibri1"/>
    </style:style>
    <style:style style:name="P55" style:family="paragraph" style:parent-style-name="Standard">
      <style:paragraph-properties fo:margin-top="0in" fo:margin-bottom="0.139in" loext:contextual-spacing="false" fo:line-height="115%"/>
      <style:text-properties style:font-name="Calibri" fo:font-size="14pt" fo:language="en" fo:country="none" officeooo:rsid="00479f36" officeooo:paragraph-rsid="00479f36" style:font-name-asian="Calibri1" style:font-size-asian="14pt" style:font-name-complex="Calibri1"/>
    </style:style>
    <style:style style:name="P56" style:family="paragraph" style:parent-style-name="Standard">
      <style:paragraph-properties fo:margin-top="0in" fo:margin-bottom="0.139in" loext:contextual-spacing="false" fo:line-height="115%"/>
      <style:text-properties style:font-name="Calibri" fo:font-size="14pt" fo:language="en" fo:country="none" officeooo:rsid="00491024" officeooo:paragraph-rsid="00491024" style:font-name-asian="Calibri1" style:font-size-asian="14pt" style:font-name-complex="Calibri1"/>
    </style:style>
    <style:style style:name="P57" style:family="paragraph" style:parent-style-name="Standard">
      <style:paragraph-properties fo:margin-top="0in" fo:margin-bottom="0.139in" loext:contextual-spacing="false" fo:line-height="115%"/>
      <style:text-properties officeooo:rsid="000af3c6" officeooo:paragraph-rsid="000af3c6"/>
    </style:style>
    <style:style style:name="P58" style:family="paragraph" style:parent-style-name="Standard">
      <style:paragraph-properties fo:margin-top="0in" fo:margin-bottom="0.139in" loext:contextual-spacing="false" fo:line-height="115%"/>
      <style:text-properties officeooo:rsid="000af5cc" officeooo:paragraph-rsid="000af5cc"/>
    </style:style>
    <style:style style:name="P59" style:family="paragraph" style:parent-style-name="Standard">
      <style:paragraph-properties fo:margin-top="0in" fo:margin-bottom="0.139in" loext:contextual-spacing="false" fo:line-height="115%"/>
      <style:text-properties officeooo:rsid="000c8968" officeooo:paragraph-rsid="000cf6da"/>
    </style:style>
    <style:style style:name="P60" style:family="paragraph" style:parent-style-name="Standard">
      <style:paragraph-properties fo:margin-top="0in" fo:margin-bottom="0.139in" loext:contextual-spacing="false" fo:line-height="115%"/>
      <style:text-properties officeooo:rsid="000c8968" officeooo:paragraph-rsid="0012653b"/>
    </style:style>
    <style:style style:name="P61" style:family="paragraph" style:parent-style-name="Standard">
      <style:paragraph-properties fo:margin-top="0in" fo:margin-bottom="0.139in" loext:contextual-spacing="false" fo:line-height="115%"/>
      <style:text-properties officeooo:rsid="000c8968" officeooo:paragraph-rsid="001280cb"/>
    </style:style>
    <style:style style:name="P62" style:family="paragraph" style:parent-style-name="Standard">
      <style:paragraph-properties fo:margin-top="0in" fo:margin-bottom="0.139in" loext:contextual-spacing="false" fo:line-height="115%"/>
      <style:text-properties officeooo:rsid="000d0a12" officeooo:paragraph-rsid="000d0a12"/>
    </style:style>
    <style:style style:name="P63" style:family="paragraph" style:parent-style-name="Standard">
      <style:paragraph-properties fo:margin-top="0in" fo:margin-bottom="0.139in" loext:contextual-spacing="false" fo:line-height="115%"/>
      <style:text-properties officeooo:rsid="000d0a12" officeooo:paragraph-rsid="000d0d25"/>
    </style:style>
    <style:style style:name="P64" style:family="paragraph" style:parent-style-name="Standard">
      <style:paragraph-properties fo:margin-top="0in" fo:margin-bottom="0.139in" loext:contextual-spacing="false" fo:line-height="115%"/>
      <style:text-properties officeooo:rsid="000d0a12" officeooo:paragraph-rsid="000df4a4"/>
    </style:style>
    <style:style style:name="P65" style:family="paragraph" style:parent-style-name="Standard">
      <style:paragraph-properties fo:margin-top="0in" fo:margin-bottom="0.139in" loext:contextual-spacing="false" fo:line-height="115%"/>
      <style:text-properties officeooo:rsid="000df4a4" officeooo:paragraph-rsid="000df4a4"/>
    </style:style>
    <style:style style:name="P66" style:family="paragraph" style:parent-style-name="Standard">
      <style:paragraph-properties fo:margin-top="0in" fo:margin-bottom="0.139in" loext:contextual-spacing="false" fo:line-height="115%"/>
      <style:text-properties officeooo:rsid="000f1525" officeooo:paragraph-rsid="000f1525"/>
    </style:style>
    <style:style style:name="P67" style:family="paragraph" style:parent-style-name="Standard">
      <style:paragraph-properties fo:margin-top="0in" fo:margin-bottom="0.139in" loext:contextual-spacing="false" fo:line-height="115%"/>
      <style:text-properties officeooo:rsid="00154bce" officeooo:paragraph-rsid="00154bce"/>
    </style:style>
    <style:style style:name="P68" style:family="paragraph" style:parent-style-name="Standard">
      <style:paragraph-properties fo:margin-top="0in" fo:margin-bottom="0.139in" loext:contextual-spacing="false" fo:line-height="115%"/>
      <style:text-properties officeooo:rsid="0016731f" officeooo:paragraph-rsid="0016731f"/>
    </style:style>
    <style:style style:name="P69" style:family="paragraph" style:parent-style-name="Standard">
      <style:paragraph-properties fo:margin-top="0in" fo:margin-bottom="0.139in" loext:contextual-spacing="false" fo:line-height="115%"/>
      <style:text-properties officeooo:rsid="00188006" officeooo:paragraph-rsid="00188006"/>
    </style:style>
    <style:style style:name="P70" style:family="paragraph" style:parent-style-name="Standard">
      <style:paragraph-properties fo:margin-top="0in" fo:margin-bottom="0.139in" loext:contextual-spacing="false" fo:line-height="115%"/>
      <style:text-properties officeooo:rsid="0019a378" officeooo:paragraph-rsid="0019a378"/>
    </style:style>
    <style:style style:name="P71" style:family="paragraph" style:parent-style-name="Standard">
      <style:paragraph-properties fo:margin-top="0in" fo:margin-bottom="0.139in" loext:contextual-spacing="false" fo:line-height="115%"/>
      <style:text-properties officeooo:rsid="001bdf1f" officeooo:paragraph-rsid="001bdf1f"/>
    </style:style>
    <style:style style:name="P72" style:family="paragraph" style:parent-style-name="Standard">
      <style:paragraph-properties fo:margin-top="0in" fo:margin-bottom="0.139in" loext:contextual-spacing="false" fo:line-height="115%"/>
      <style:text-properties officeooo:rsid="001dcc4e" officeooo:paragraph-rsid="001dcc4e"/>
    </style:style>
    <style:style style:name="P73" style:family="paragraph" style:parent-style-name="Standard">
      <style:paragraph-properties fo:margin-top="0in" fo:margin-bottom="0.139in" loext:contextual-spacing="false" fo:line-height="115%"/>
      <style:text-properties officeooo:rsid="00249970" officeooo:paragraph-rsid="00249970"/>
    </style:style>
    <style:style style:name="P74" style:family="paragraph" style:parent-style-name="Standard">
      <style:paragraph-properties fo:margin-top="0in" fo:margin-bottom="0.139in" loext:contextual-spacing="false" fo:line-height="115%"/>
      <style:text-properties officeooo:rsid="00268a14" officeooo:paragraph-rsid="00268a14"/>
    </style:style>
    <style:style style:name="P75" style:family="paragraph" style:parent-style-name="Standard">
      <style:paragraph-properties fo:margin-top="0in" fo:margin-bottom="0.139in" loext:contextual-spacing="false" fo:line-height="115%"/>
      <style:text-properties officeooo:rsid="00280f9c" officeooo:paragraph-rsid="00280f9c"/>
    </style:style>
    <style:style style:name="P76" style:family="paragraph" style:parent-style-name="Standard">
      <style:paragraph-properties fo:margin-top="0in" fo:margin-bottom="0.139in" loext:contextual-spacing="false" fo:line-height="115%"/>
      <style:text-properties officeooo:rsid="0028b350" officeooo:paragraph-rsid="0028b350"/>
    </style:style>
    <style:style style:name="P77" style:family="paragraph" style:parent-style-name="Standard">
      <style:paragraph-properties fo:margin-top="0in" fo:margin-bottom="0.139in" loext:contextual-spacing="false" fo:line-height="115%"/>
      <style:text-properties officeooo:rsid="002c1336" officeooo:paragraph-rsid="002c1336"/>
    </style:style>
    <style:style style:name="P78" style:family="paragraph" style:parent-style-name="Standard">
      <style:paragraph-properties fo:margin-top="0in" fo:margin-bottom="0.139in" loext:contextual-spacing="false" fo:line-height="115%"/>
      <style:text-properties officeooo:rsid="002ca029" officeooo:paragraph-rsid="002ca029"/>
    </style:style>
    <style:style style:name="P79" style:family="paragraph" style:parent-style-name="Standard">
      <style:paragraph-properties fo:margin-top="0in" fo:margin-bottom="0.139in" loext:contextual-spacing="false" fo:line-height="115%"/>
      <style:text-properties officeooo:rsid="003c7d1c" officeooo:paragraph-rsid="003c7d1c"/>
    </style:style>
    <style:style style:name="P80" style:family="paragraph" style:parent-style-name="Standard">
      <style:paragraph-properties fo:margin-top="0in" fo:margin-bottom="0.139in" loext:contextual-spacing="false" fo:line-height="115%"/>
      <style:text-properties officeooo:rsid="004066b2" officeooo:paragraph-rsid="004066b2"/>
    </style:style>
    <style:style style:name="P81" style:family="paragraph" style:parent-style-name="Standard">
      <style:paragraph-properties fo:margin-top="0in" fo:margin-bottom="0.139in" loext:contextual-spacing="false" fo:line-height="115%"/>
      <style:text-properties officeooo:rsid="0041f866" officeooo:paragraph-rsid="0041f866"/>
    </style:style>
    <style:style style:name="P82" style:family="paragraph" style:parent-style-name="Standard">
      <style:paragraph-properties fo:margin-top="0in" fo:margin-bottom="0.139in" loext:contextual-spacing="false" fo:line-height="115%"/>
      <style:text-properties officeooo:rsid="0042d9be" officeooo:paragraph-rsid="0042d9be"/>
    </style:style>
    <style:style style:name="P83" style:family="paragraph" style:parent-style-name="Standard" style:master-page-name="Standard">
      <style:paragraph-properties fo:margin-top="0in" fo:margin-bottom="0.139in" loext:contextual-spacing="false" fo:line-height="115%" style:page-number="auto"/>
      <style:text-properties style:font-name="Calibri" fo:font-size="14pt" fo:language="en" fo:country="none" style:font-name-asian="Calibri1" style:font-size-asian="14pt" style:font-name-complex="Calibri1"/>
    </style:style>
    <style:style style:name="T1" style:family="text">
      <style:text-properties style:font-name="Calibri" fo:font-size="14pt" fo:language="en" fo:country="none" style:font-name-asian="Calibri1" style:font-size-asian="14pt" style:font-name-complex="Calibri1"/>
    </style:style>
    <style:style style:name="T2" style:family="text">
      <style:text-properties style:font-name="Calibri" fo:font-size="14pt" fo:language="en" fo:country="none" officeooo:rsid="0006ad86" style:font-name-asian="Calibri1" style:font-size-asian="14pt" style:font-name-complex="Calibri1"/>
    </style:style>
    <style:style style:name="T3" style:family="text">
      <style:text-properties style:font-name="Calibri" fo:font-size="14pt" fo:language="en" fo:country="none" officeooo:rsid="0008328c" style:font-name-asian="Calibri1" style:font-size-asian="14pt" style:font-name-complex="Calibri1"/>
    </style:style>
    <style:style style:name="T4" style:family="text">
      <style:text-properties style:font-name="Calibri" fo:font-size="14pt" fo:language="en" fo:country="none" officeooo:rsid="0008737c" style:font-name-asian="Calibri1" style:font-size-asian="14pt" style:font-name-complex="Calibri1"/>
    </style:style>
    <style:style style:name="T5" style:family="text">
      <style:text-properties style:font-name="Calibri" fo:font-size="14pt" fo:language="en" fo:country="none" officeooo:rsid="000af3c6" style:font-name-asian="Calibri1" style:font-size-asian="14pt" style:font-name-complex="Calibri1"/>
    </style:style>
    <style:style style:name="T6" style:family="text">
      <style:text-properties style:font-name="Calibri" fo:font-size="14pt" fo:language="en" fo:country="none" officeooo:rsid="000af5cc" style:font-name-asian="Calibri1" style:font-size-asian="14pt" style:font-name-complex="Calibri1"/>
    </style:style>
    <style:style style:name="T7" style:family="text">
      <style:text-properties style:font-name="Calibri" fo:font-size="14pt" fo:language="en" fo:country="none" officeooo:rsid="000c8968" style:font-name-asian="Calibri1" style:font-size-asian="14pt" style:font-name-complex="Calibri1"/>
    </style:style>
    <style:style style:name="T8" style:family="text">
      <style:text-properties style:font-name="Calibri" fo:font-size="14pt" fo:language="en" fo:country="none" officeooo:rsid="000cf6da" style:font-name-asian="Calibri1" style:font-size-asian="14pt" style:font-name-complex="Calibri1"/>
    </style:style>
    <style:style style:name="T9" style:family="text">
      <style:text-properties style:font-name="Calibri" fo:font-size="14pt" fo:language="en" fo:country="none" officeooo:rsid="000d0a12" style:font-name-asian="Calibri1" style:font-size-asian="14pt" style:font-name-complex="Calibri1"/>
    </style:style>
    <style:style style:name="T10" style:family="text">
      <style:text-properties style:font-name="Calibri" fo:font-size="14pt" fo:language="en" fo:country="none" officeooo:rsid="000d0d25" style:font-name-asian="Calibri1" style:font-size-asian="14pt" style:font-name-complex="Calibri1"/>
    </style:style>
    <style:style style:name="T11" style:family="text">
      <style:text-properties style:font-name="Calibri" fo:font-size="14pt" fo:language="en" fo:country="none" officeooo:rsid="000df4a4" style:font-name-asian="Calibri1" style:font-size-asian="14pt" style:font-name-complex="Calibri1"/>
    </style:style>
    <style:style style:name="T12" style:family="text">
      <style:text-properties style:font-name="Calibri" fo:font-size="14pt" fo:language="en" fo:country="none" officeooo:rsid="000f1525" style:font-name-asian="Calibri1" style:font-size-asian="14pt" style:font-name-complex="Calibri1"/>
    </style:style>
    <style:style style:name="T13" style:family="text">
      <style:text-properties style:font-name="Calibri" fo:font-size="14pt" fo:language="en" fo:country="none" officeooo:rsid="00108b7b" style:font-name-asian="Calibri1" style:font-size-asian="14pt" style:font-name-complex="Calibri1"/>
    </style:style>
    <style:style style:name="T14" style:family="text">
      <style:text-properties style:font-name="Calibri" fo:font-size="14pt" fo:language="en" fo:country="none" officeooo:rsid="0012653b" style:font-name-asian="Calibri1" style:font-size-asian="14pt" style:font-name-complex="Calibri1"/>
    </style:style>
    <style:style style:name="T15" style:family="text">
      <style:text-properties style:font-name="Calibri" fo:font-size="14pt" fo:language="en" fo:country="none" officeooo:rsid="001280cb" style:font-name-asian="Calibri1" style:font-size-asian="14pt" style:font-name-complex="Calibri1"/>
    </style:style>
    <style:style style:name="T16" style:family="text">
      <style:text-properties style:font-name="Calibri" fo:font-size="14pt" fo:language="en" fo:country="none" officeooo:rsid="001418e3" style:font-name-asian="Calibri1" style:font-size-asian="14pt" style:font-name-complex="Calibri1"/>
    </style:style>
    <style:style style:name="T17" style:family="text">
      <style:text-properties style:font-name="Calibri" fo:font-size="14pt" fo:language="en" fo:country="none" officeooo:rsid="00154bce" style:font-name-asian="Calibri1" style:font-size-asian="14pt" style:font-name-complex="Calibri1"/>
    </style:style>
    <style:style style:name="T18" style:family="text">
      <style:text-properties style:font-name="Calibri" fo:font-size="14pt" fo:language="en" fo:country="none" officeooo:rsid="0015cafc" style:font-name-asian="Calibri1" style:font-size-asian="14pt" style:font-name-complex="Calibri1"/>
    </style:style>
    <style:style style:name="T19" style:family="text">
      <style:text-properties style:font-name="Calibri" fo:font-size="14pt" fo:language="en" fo:country="none" officeooo:rsid="0016731f" style:font-name-asian="Calibri1" style:font-size-asian="14pt" style:font-name-complex="Calibri1"/>
    </style:style>
    <style:style style:name="T20" style:family="text">
      <style:text-properties style:font-name="Calibri" fo:font-size="14pt" fo:language="en" fo:country="none" officeooo:rsid="0017c09d" style:font-name-asian="Calibri1" style:font-size-asian="14pt" style:font-name-complex="Calibri1"/>
    </style:style>
    <style:style style:name="T21" style:family="text">
      <style:text-properties style:font-name="Calibri" fo:font-size="14pt" fo:language="en" fo:country="none" officeooo:rsid="0019a378" style:font-name-asian="Calibri1" style:font-size-asian="14pt" style:font-name-complex="Calibri1"/>
    </style:style>
    <style:style style:name="T22" style:family="text">
      <style:text-properties style:font-name="Calibri" fo:font-size="14pt" fo:language="en" fo:country="none" officeooo:rsid="001a173b" style:font-name-asian="Calibri1" style:font-size-asian="14pt" style:font-name-complex="Calibri1"/>
    </style:style>
    <style:style style:name="T23" style:family="text">
      <style:text-properties style:font-name="Calibri" fo:font-size="14pt" fo:language="en" fo:country="none" officeooo:rsid="001dcc4e" style:font-name-asian="Calibri1" style:font-size-asian="14pt" style:font-name-complex="Calibri1"/>
    </style:style>
    <style:style style:name="T24" style:family="text">
      <style:text-properties style:font-name="Calibri" fo:font-size="14pt" fo:language="en" fo:country="none" officeooo:rsid="001f251f" style:font-name-asian="Calibri1" style:font-size-asian="14pt" style:font-name-complex="Calibri1"/>
    </style:style>
    <style:style style:name="T25" style:family="text">
      <style:text-properties style:font-name="Calibri" fo:font-size="14pt" fo:language="en" fo:country="none" officeooo:rsid="0023de6a" style:font-name-asian="Calibri1" style:font-size-asian="14pt" style:font-name-complex="Calibri1"/>
    </style:style>
    <style:style style:name="T26" style:family="text">
      <style:text-properties style:font-name="Calibri" fo:font-size="14pt" fo:language="en" fo:country="none" officeooo:rsid="00249970" style:font-name-asian="Calibri1" style:font-size-asian="14pt" style:font-name-complex="Calibri1"/>
    </style:style>
    <style:style style:name="T27" style:family="text">
      <style:text-properties style:font-name="Calibri" fo:font-size="14pt" fo:language="en" fo:country="none" officeooo:rsid="00280f9c" style:font-name-asian="Calibri1" style:font-size-asian="14pt" style:font-name-complex="Calibri1"/>
    </style:style>
    <style:style style:name="T28" style:family="text">
      <style:text-properties style:font-name="Calibri" fo:font-size="14pt" fo:language="en" fo:country="none" officeooo:rsid="0028b350" style:font-name-asian="Calibri1" style:font-size-asian="14pt" style:font-name-complex="Calibri1"/>
    </style:style>
    <style:style style:name="T29" style:family="text">
      <style:text-properties style:font-name="Calibri" fo:font-size="14pt" fo:language="en" fo:country="none" officeooo:rsid="0028be6f" style:font-name-asian="Calibri1" style:font-size-asian="14pt" style:font-name-complex="Calibri1"/>
    </style:style>
    <style:style style:name="T30" style:family="text">
      <style:text-properties style:font-name="Calibri" fo:font-size="14pt" fo:language="en" fo:country="none" officeooo:rsid="002b1aa3" style:font-name-asian="Calibri1" style:font-size-asian="14pt" style:font-name-complex="Calibri1"/>
    </style:style>
    <style:style style:name="T31" style:family="text">
      <style:text-properties style:font-name="Calibri" fo:font-size="14pt" fo:language="en" fo:country="none" officeooo:rsid="002ca029" style:font-name-asian="Calibri1" style:font-size-asian="14pt" style:font-name-complex="Calibri1"/>
    </style:style>
    <style:style style:name="T32" style:family="text">
      <style:text-properties style:font-name="Calibri" fo:font-size="14pt" fo:language="en" fo:country="none" officeooo:rsid="002e4a0b" style:font-name-asian="Calibri1" style:font-size-asian="14pt" style:font-name-complex="Calibri1"/>
    </style:style>
    <style:style style:name="T33" style:family="text">
      <style:text-properties style:font-name="Calibri" fo:font-size="14pt" fo:language="en" fo:country="none" officeooo:rsid="003cd392" style:font-name-asian="Calibri1" style:font-size-asian="14pt" style:font-name-complex="Calibri1"/>
    </style:style>
    <style:style style:name="T34" style:family="text">
      <style:text-properties style:font-name="Calibri" fo:font-size="14pt" fo:language="en" fo:country="none" officeooo:rsid="0041f866" style:font-name-asian="Calibri1" style:font-size-asian="14pt" style:font-name-complex="Calibri1"/>
    </style:style>
    <style:style style:name="T35" style:family="text">
      <style:text-properties style:font-name="Calibri" fo:font-size="14pt" fo:language="en" fo:country="none" officeooo:rsid="0042d9be" style:font-name-asian="Calibri1" style:font-size-asian="14pt" style:font-name-complex="Calibri1"/>
    </style:style>
    <style:style style:name="T36" style:family="text">
      <style:text-properties style:font-name="Calibri" fo:font-size="14pt" fo:language="en" fo:country="none" officeooo:rsid="0044ae84" style:font-name-asian="Calibri1" style:font-size-asian="14pt" style:font-name-complex="Calibri1"/>
    </style:style>
    <style:style style:name="T37" style:family="text">
      <style:text-properties style:font-name="Calibri" fo:font-size="14pt" style:font-name-asian="Calibri1" style:font-size-asian="14pt" style:language-asian="en" style:country-asian="none" style:font-name-complex="Calibri1"/>
    </style:style>
    <style:style style:name="T38" style:family="text">
      <style:text-properties style:text-position="super 58%"/>
    </style:style>
    <style:style style:name="T39" style:family="text">
      <style:text-properties style:text-position="super 58%" style:font-name="Calibri" fo:font-size="14pt" fo:language="en" fo:country="none" style:font-name-asian="Calibri1" style:font-size-asian="14pt" style:font-name-complex="Calibri1"/>
    </style:style>
    <style:style style:name="T40" style:family="text">
      <style:text-properties style:text-position="super 58%" style:font-name="Calibri" fo:font-size="14pt" fo:language="en" fo:country="none" officeooo:rsid="001280cb" style:font-name-asian="Calibri1" style:font-size-asian="14pt" style:font-name-complex="Calibri1"/>
    </style:style>
    <style:style style:name="T41" style:family="text">
      <style:text-properties officeooo:rsid="001280cb"/>
    </style:style>
    <style:style style:name="T42" style:family="text">
      <style:text-properties officeooo:rsid="0013a595"/>
    </style:style>
    <style:style style:name="T43" style:family="text">
      <style:text-properties officeooo:rsid="001418e3"/>
    </style:style>
    <style:style style:name="T44" style:family="text">
      <style:text-properties officeooo:rsid="00226e87"/>
    </style:style>
    <style:style style:name="T45" style:family="text">
      <style:text-properties officeooo:rsid="0032e47f"/>
    </style:style>
    <style:style style:name="T46" style:family="text">
      <style:text-properties officeooo:rsid="00346d8c"/>
    </style:style>
    <style:style style:name="T47" style:family="text">
      <style:text-properties officeooo:rsid="003580a4"/>
    </style:style>
    <style:style style:name="T48" style:family="text">
      <style:text-properties officeooo:rsid="003629fc"/>
    </style:style>
    <style:style style:name="T49" style:family="text">
      <style:text-properties officeooo:rsid="0039fbd3"/>
    </style:style>
    <style:style style:name="T50" style:family="text">
      <style:text-properties officeooo:rsid="003aee0d"/>
    </style:style>
    <style:style style:name="T51" style:family="text">
      <style:text-properties officeooo:rsid="0046a2f9"/>
    </style:style>
    <style:style style:name="T52" style:family="text">
      <style:text-properties officeooo:rsid="00479f36"/>
    </style:style>
    <style:style style:name="T53" style:family="text">
      <style:text-properties officeooo:rsid="00491024"/>
    </style:style>
    <style:style style:name="T54" style:family="text">
      <style:text-properties officeooo:rsid="0049426f"/>
    </style:style>
    <style:style style:name="T55" style:family="text">
      <style:text-properties officeooo:rsid="004af3bc"/>
    </style:style>
    <style:style style:name="T56" style:family="text">
      <style:text-properties officeooo:rsid="004bdc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Chapter 1:</text:p>
      <text:p text:style-name="P7">In this quiet voice inside. </text:p>
      <text:p text:style-name="P7">I can feel the thoughts and feelings of what fe<text:span text:style-name="T55">e</text:span>ls like the beginning of time .</text:p>
      <text:p text:style-name="P7">The great memories of being an infant, birthdays, cousins, aunts, and uncles all around. Blowing out candles and having my Mom there smiling and helping me blow out my candles and open the gifts. My sister picking on me nonstop even though I know she loves me. My Uncle Kirk sleeping on the couch.<text:tab/></text:p>
      <text:p text:style-name="P7">"Why do I miss them so much?"</text:p>
      <text:p text:style-name="P7">"How am I able to think while I seeing all these thoughts?"</text:p>
      <text:p text:style-name="P7">The next memories are of my nieces being born and growing up with them and showing them all the love I could ( especially because their father was no longer in the picture due his isssues with drugs and alcohol. I'm sorry Lance.) My sister <text:span text:style-name="T55">b</text:span>eing so angry at everyone all the time, but we were a family so even through all the abuse, we were doing the best that we could.</text:p>
      <text:p text:style-name="P7">"I can't wait to see them all again, I wonder if they miss me?"</text:p>
      <text:p text:style-name="P7">"Who are these people?"</text:p>
      <text:p text:style-name="P7">The dream continues into a place that starts showing all the faces of people that have come and gone throughout the years. From young to old and in this moment I feel so much pain, shame, regret, and loss. Then a single moment erupts from the tears inside my soul. It's me standing over my mother's coffin all alone in a dark room.</text:p>
      <text:p text:style-name="P7">"Oh Mom, I'm sorry that I couldn't save you. "</text:p>
      <text:p text:style-name="P7">"What am I saying? When did this happen?"</text:p>
      <text:p text:style-name="P7">As the depression starts to overwhelm me, it scatters followed by overwhelming happiness. Where my mother is at my wedding . Followed by the birth of my children.</text:p>
      <text:p text:style-name="P7"><text:soft-page-break/>Who is this woman? And why am I so drawn to her?</text:p>
      <text:p text:style-name="P1"/>
      <text:p text:style-name="P7">All the memories of her flood my mind. How could I have truly found someone so perfect?</text:p>
      <text:p text:style-name="P7">"I can’t wait to wake up and tell you all about this dream insane dream.......”</text:p>
      <text:p text:style-name="P7">Then instantly the rush of all my favorite things come back to my mind.</text:p>
      <text:p text:style-name="P7">Lime green is my favorite color</text:p>
      <text:p text:style-name="P7">Issues is my favorite band</text:p>
      <text:p text:style-name="P7">I drive a custom chameleon 1994 Ford Mustang Cobra</text:p>
      <text:p text:style-name="P7">She owns a 2013 BMW M6 painted to match my car.</text:p>
      <text:p text:style-name="P7">I feel my heart start to race when I think about the gym, mainly because they are tied to the memories of her.</text:p>
      <text:p text:style-name="P7">I live in Peoria, AZ. I’m a personal trainer- I’m a business owner- I’m a drug dealer- I’m a...........</text:p>
      <text:p text:style-name="P7">Then suddenly a light opens up and it’s the most amazing thing I’ve ever seen. How is this possible? Where am I? Where is everyone else? Most of all was that a dream? I take a deep breath and for the first time I open this set of eyes.</text:p>
      <text:p text:style-name="P1"/>
      <text:p text:style-name="P1"/>
      <text:p text:style-name="P1"/>
      <text:p text:style-name="P1"/>
      <text:p text:style-name="P1"/>
      <text:p text:style-name="P1"/>
      <text:p text:style-name="P1"/>
      <text:p text:style-name="P1"><text:soft-page-break/></text:p>
      <text:p text:style-name="P7">Chapter 2: The Awakening</text:p>
      <text:p text:style-name="P7">As I try and take a breathe my chest doesn’t seem to want to work. Am I Okay? I feel much better than okay. I feel like I just rested for days after an incredible workout. Why do I feel so different?</text:p>
      <text:p text:style-name="P7">Then comes on a shallow breathe</text:p>
      <text:p text:style-name="P1"><text:span text:style-name="T37">“</text:span><text:span text:style-name="T1">Ok now things are starting to take shape.”</text:span></text:p>
      <text:p text:style-name="P7">As I slowly open my eyes, everything comes to life, but in a way so intense that the only reaction is to close them and reopen a second time before I feel my heart start to race.</text:p>
      <text:p text:style-name="P1"><text:span text:style-name="T37">“</text:span><text:span text:style-name="T1">Is this real or am I still dreaming?”</text:span></text:p>
      <text:p text:style-name="P7">While I take in the room around me I sit up and notice that somehow this place is mine or at least I think its mine? There are so many details that are my style, but I don’t remember anything tying me to this place. The furniture is black, modern in style, and the chair and couch are both black leather. The floor is black and white checker board. The artwork is definetly my style and the place is clean, but these are not the parts that are intruging to me. It’s the pictures on the desk. The custom picture frame holds a photo of my best friends: Zach, Carter, and Adam. Now pay very close attention to my next words. ITS GLOWING! Not in like a neon light in the night, but more of something that is highlighted and is pulling me to this picture frame. I somehow can feel there are other things in the room that are also glowing lightly. A drawer at my desk and and the closet in the corner are as well.</text:p>
      <text:p text:style-name="P1"><text:span text:style-name="T37">“</text:span><text:span text:style-name="T1">What am I tripping on? Why don’t I remember this place?”</text:span></text:p>
      <text:p text:style-name="P7">I wonder over to the closet and open the door. I get this overwhelming scent that draws my mind directly back to her.</text:p>
      <text:p text:style-name="P1"><text:span text:style-name="T37">“</text:span><text:span text:style-name="T1">Eileen, is she here?”</text:span></text:p>
      <text:p text:style-name="P7"><text:soft-page-break/>I can feel the huge smile cross my face and again I feel my heart start to race. Now what was glowing in the closet was a white, silver, and blue Troy Lee Designs leather street jacket, which I remember wearing while I was riding custom 2007 Yamaha R1 then another flash of memories start to fill my head:</text:p>
      <text:p text:style-name="P7">Thursday Night Bike Nights </text:p>
      <text:p text:style-name="P7">Stand up wheelies on the 101 with Trevor on Sunday Mornings.</text:p>
      <text:p text:style-name="P7">Running from police and the adrenaline that accompanies acts of defiance.</text:p>
      <text:p text:style-name="P7">Letting her borrow the jacket and having her give it back to me smelling <text:s/>like she does.</text:p>
      <text:p text:style-name="P2"><text:span text:style-name="T1">So I grab the jacket and go to put it on and more and more amazing memories </text:span><text:span text:style-name="T2">arise from Eileen, her smile, her laugh, her kiss, and the strong feelings that attaching me to these memories. Just as I slide the jacket on, something falls out onto the floor and when I see it, my insides do a flip.<text:tab/>Why is this one item of black tungsten, platinum, and black diamond glowing like a small radiant sun? From this angle it almost looks alive in own small beautiful way. It’s pulling on me the way a black hole swallows light.</text:span></text:p>
      <text:p text:style-name="P8">“I remember this, but from where exactly?”</text:p>
      <text:p text:style-name="P5"><text:span text:style-name="T1">I ask myself with a foggy mindset still. I take a look down at my hand and dont see a ring on my own hand. So I make an assumption that this must be <text:s/>“the ring”, </text:span><text:span text:style-name="T3">but once I bend over to pick it up. The ring disappears. Just not in a way that I was expecting it. When something usually dissappears your first natural instinct is to check where it went, but to my surprise I could still feel it. More like it was a new part of me, but thats crazy right? I don’t question myself, but I’m starting to question was it really there or wasn’t it?<text:tab/><text:tab/>Now that I have started seeing glowing picture frames, jackets through closet doors, and black hole rings that disappear. I decide to check with my friends and try to find out what exactly is going on. Or at least find out how long whatever I’m tripping on is going to last?<text:tab/><text:tab/><text:tab/></text:span><text:soft-page-break/><text:span text:style-name="T3"><text:tab/>“I need to find Eileen and I’m gonna kill Zach for letting me do this, <text:s/>whatever this i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Chapter 3: Memory Lane</text:p>
      <text:p text:style-name="P6"><text:span text:style-name="T4">So now that I’m done</text:span><text:span text:style-name="T3"> </text:span><text:span text:style-name="T5">tripping over closets and a crazy vivid halucination of a ring that is drawing me to it just to have it vanish into thin air.</text:span></text:p>
      <text:p text:style-name="P11">“Damn I need to clear my head.”</text:p>
      <text:p text:style-name="P12">So I turn around in this familiar yet can’t remember exactly how I’ve been here before room. The drawer that was once glowing is now dimly lit, like it’s color of black is a night sky with stars glowing in its two dimensional pattern, yet looking as if I could fall into and get lost forever.</text:p>
      <text:p text:style-name="P12">“I really hope this wears off soon, I’m starting to get worried. But how is this not affecting any of my motor functions? Or has it? Seriously, how long have been in this room?”</text:p>
      <text:p text:style-name="P57"><text:span text:style-name="T1">I walk over behind the desk and still my best buddies are illuminated in a way that makes me feel like the image and frame itself are alive as well. </text:span><text:span text:style-name="T6">With a strange eruption the whole room brightens and darkens again over and over, but the one thing I notice is that no matter how light or dark it gets, I can see crystal clear. Which is incredibly weird due to the fact that I’m <text:s/>as blind as a bat without my glasses or contacts. The quacking of light all around subsides and balances out.</text:span></text:p>
      <text:p text:style-name="P13">“What is this? Did I get si<text:span text:style-name="T55">c</text:span>k or something? That might help descibe why things are reallly bright?”</text:p>
      <text:p text:style-name="P13">I go to reach for the drawer and it opens just as I’m about to touch it completely. Or did it? ......<text:tab/><text:tab/><text:tab/><text:tab/><text:tab/><text:tab/><text:tab/> <text:s text:c="12"/>I shake it off and open the drawer the rest of the way. The contents inside look like they all belong to me. At least they all look familiar in a strange sort of way I can fully pinpoint yet...<text:tab/><text:tab/><text:tab/><text:tab/><text:tab/><text:tab/> <text:s text:c="16"/>Inside the drawer <text:span text:style-name="T55">I</text:span> find a wallet the contents inside include and Arizona drivers license...Nathan K. Owen Peoria, Arizona 853**, 2 debit cards, 4 credit cards, a couple of busines cards: 1-Cryte<text:span text:style-name="T43">chnologies </text:span>In<text:span text:style-name="T43">c</text:span>., 1-Reptil<text:span text:style-name="T42">e </text:span>Ind., 1-D.A.R.P.A. , and <text:span text:style-name="T44">$</text:span>2000 dollars in cash.</text:p>
      <text:p text:style-name="P58"><text:soft-page-break/><text:span text:style-name="T1">“What the hell did I get into ? And what is with this weird Marvel Universe Acronym card about ? </text:span><text:span text:style-name="T7">Where did it come from?</text:span></text:p>
      <text:p text:style-name="P14">I ask as I look it over and c<text:span text:style-name="T55">a</text:span>n tell that there is something <text:span text:style-name="T56">more </text:span>about this card than I really know about at the time being. Whatever... <text:s text:c="48"/>A watch, not just any watch. A Cartier custom timepiece that has a sapphire face with a platinum band and very clean diamond accents.</text:p>
      <text:p text:style-name="P59"><text:span text:style-name="T1">“ Hell yeah I must be doing something right to have this lyin around.” <text:s text:c="21"/>A cell phone- An Apple 13 custom pro the case is wrapped in what looks to be a functually working back ground in the case itself. So sick. As I reach for the phone it automatically opens and I see that I have several missed calls and texts. <text:s text:c="36"/><text:tab/><text:tab/><text:tab/><text:tab/><text:tab/><text:tab/><text:tab/> <text:s text:c="20"/>A folder: inside a schematics and drawings of what look like an unfinished rendering </text:span><text:span text:style-name="T8">of a humanoid looking machine. I don’t know why but I feel like I’ve seen this before. Since I’m so focused on whats going on around me I pay no attention to this and throw the file back in the drawer. </text:span></text:p>
      <text:p text:style-name="P15">“That looks like an after school project that the kids would want to work on and I would nee<text:span text:style-name="T56">d to</text:span> be around to help with. What a deadbeat...”</text:p>
      <text:p text:style-name="P61"><text:span text:style-name="T8">Once I close the drawer and take a second look at it. I question myself again. The drawer is back to normal once again as is the rest of the room. I obviously need some help so I look at the phone and see 2 missed calls: 1:Zach <text:tab/><text:tab/><text:tab/><text:tab/><text:tab/><text:tab/><text:tab/><text:tab/><text:tab/><text:tab/> <text:s text:c="13"/>2:Reptile<text:tab/><text:tab/><text:tab/><text:tab/><text:tab/><text:tab/><text:tab/><text:tab/><text:tab/><text:tab/> <text:s text:c="24"/>They both left messages and texts. I dial in the digits to the voicemail which I have no idea how I knew those as well, but they worked and the phone goes to the voicemail window. I push the number 1 to listen to the messages and the </text:span><text:span text:style-name="T15">machine speaks to me:<text:tab/><text:tab/><text:tab/><text:tab/><text:tab/> <text:s text:c="16"/>“First message sent January 24</text:span><text:span text:style-name="T40">th</text:span><text:span text:style-name="T15"> 2023 at 11:19am”</text:span></text:p>
      <text:p text:style-name="P61"><text:span text:style-name="T15">The </text:span><text:span text:style-name="T8">first one is from Zach and sounds a little like this:</text:span></text:p>
      <text:p text:style-name="P60"><text:span text:style-name="T8"><text:s text:c="23"/>“Ski</text:span><text:span text:style-name="T14">bb</text:span><text:span text:style-name="T8">ity skatt jazz, this is your BEST FRIEND calling to see if you are alive? You haven’t been home in days dude what gives? I know you </text:span><text:soft-page-break/><text:span text:style-name="T8">go on these weird spells of disappearing , but me and the boys have a couple of shows in Cali and I thought you were coming with? <text:s text:c="58"/>Well I asked Katelyn to watch the house and the dogs </text:span><text:span text:style-name="T9">since I can’t get a hold of you. So we are about to jump on the plane now so call me, Dickweed! <text:s/>Oh yeah. Some dude came by the crib and said he found what your looking for. So I gave him your private number, but its not like that is gonna do him any good since you never answer anyway. ........I better see you in Cali. </text:span><text:span text:style-name="T15">Oh yeah and by the way Happy Birthday.</text:span><text:span text:style-name="T9">” <text:s text:c="16"/></text:span></text:p>
      <text:p text:style-name="P16">The voice machine takes over after he hangs up and asks if i want to save the message. I push 9 and the machine speaks <text:s/><text:span text:style-name="T41">again</text:span>:</text:p>
      <text:p text:style-name="P62"><text:span text:style-name="T1">“Next message sent January 24</text:span><text:span text:style-name="T39">th</text:span><text:span text:style-name="T1"> 2023 at 12:30 pm “</text:span></text:p>
      <text:p text:style-name="P16">The next message gets a little more confusing. The message starts off windy like a car window is down and lasts for several seconds and then a faint but familiar voice comes on and says:</text:p>
      <text:p text:style-name="P63"><text:span text:style-name="T1">“Hey buddy, did you miss me ? <text:tab/><text:tab/><text:tab/><text:tab/><text:tab/><text:tab/><text:tab/> <text:s text:c="24"/>I know you have a lot of questions, but I’ve left you enough details </text:span><text:span text:style-name="T10">so that you can hopefully figure out this out on your own. Check your text messages. I left you alot of info that should help in the process....... <text:s text:c="24"/>Now for the bad stuff: I’m gonna apologize for all the things you will see and feel, but just know that we are all here for you. Good luck my friend.”</text:span></text:p>
      <text:p text:style-name="P17">The voice machine takes over and asks if I want to save or erase the call? I have to save this one for later so I push 9 once more and hang up the phone. </text:p>
      <text:p text:style-name="P64"><text:span text:style-name="T10">Click- then it hits me. I mus thave gone through some sort of tragic event in my life ......., but what was it? And who was that message from? </text:span><text:span text:style-name="T11">I know the voice, but I can’t put a face on it.<text:tab/><text:tab/><text:tab/><text:tab/><text:tab/> <text:s text:c="32"/>“I guess it’s time to figure this out.”</text:span></text:p>
      <text:p text:style-name="P18">I take a moment then take a second glance at the phone and start to navigate through the text messages.</text:p>
      <text:p text:style-name="P18"><text:soft-page-break/>6:30am “Hey buddy.”</text:p>
      <text:p text:style-name="P18">6:42am “You alive????”</text:p>
      <text:p text:style-name="P18">6:51am “I’m gonna hit the gym. You want to go?”</text:p>
      <text:p text:style-name="P18">7:30am “I’m gonna get started. Call me.”</text:p>
      <text:p text:style-name="P18">9:01am “Just to let you know...... We need more Muscle Egg. We also need someone to watch the house and dog sit..</text:p>
      <text:p text:style-name="P18">9:26am “Ok bro. I’m gonna call Katelyn and have her watch the dogs.”</text:p>
      <text:p text:style-name="P18">10:40am “Dude you better be dead..grrrrr. I’m heading to the airport with Carter and Adam. You flying with us?”</text:p>
      <text:p text:style-name="P18">11:20am “Hope your sleeping off a mean hangover...Well we are boarding You better be at the show tomorrow. We are all worried.”</text:p>
      <text:p text:style-name="P18">11:22am pic.</text:p>
      <text:p text:style-name="P18">I obviously touch the pic icon and its a pic of the three of them taking shots on the plane in first class. Nice.</text:p>
      <text:p text:style-name="P18">“ My boys are awesome. How did i sleep through all the texts and calls?”</text:p>
      <text:p text:style-name="P18">I push a space on the phone and start typing away.</text:p>
      <text:p text:style-name="P65"><text:span text:style-name="T1">“Yo buddy. I’m sorry I missed your calls and texts, but I just woke up. </text:span><text:span text:style-name="T12">And let me tell you this I’m tripping on some weirdness.”</text:span></text:p>
      <text:p text:style-name="P19">“Did we hang out last night?”</text:p>
      <text:p text:style-name="P19">“I’m just asking because I’m kinda seeing things that are how to say it.... <text:s text:c="2"/>Ummmmmm. UNREALISTIC. Either way i’m heading home and I’ll be in Cali soon.” <text:s text:c="2"/>sent @2:50pm</text:p>
      <text:p text:style-name="P20">I take a look at myself in the reflection of one of the picture frames and see the person I remember being. </text:p>
      <text:p text:style-name="P20"><text:soft-page-break/>“Where the hell have I been for the past couple of days?”</text:p>
      <text:p text:style-name="P20">Then I check the second set of missed texts and this is where some of my memory starts to clarify. Yet leaves me even more confused that I am already.</text:p>
      <text:p text:style-name="P20">I pull up the texts from the name saved on the phone known as REPTiLE.</text:p>
      <text:p text:style-name="P66"><text:span text:style-name="T1">10:20am “Hey buddy. How are you feeling? So to be honest, how are you adjusting? </text:span><text:span text:style-name="T13">I know how you are feeling and to be completely honest I’m kinda excited to see how you take everything in. So I’m going to try and let you do most of the work, but there is a lot to explain.<text:tab/><text:tab/><text:tab/> <text:s text:c="20"/>Especially the sweet halucinations.... Don’t be afraid....<text:tab/><text:tab/><text:tab/> <text:s text:c="20"/>So to let you know a little bit without overwhelming you.”</text:span></text:p>
      <text:p text:style-name="P21">10:21am” The memories are all real, but the times have changed and so have you. I left you with all the means to survive should you choose to leave and never return, but we both know thats not gonna happen.<text:tab/><text:tab/> <text:s text:c="20"/>I promise everything will start to come back to you quickly, but this time is all about you.”</text:p>
      <text:p text:style-name="P21">10:22am” Take the time you need to find yourself. Here is a map of things and places that will help with finding yourself .....<text:tab/><text:tab/><text:tab/> <text:s text:c="51"/>Once again I’m sorry for the painful times that <text:s/><text:span text:style-name="T41">are </text:span>in front you.<text:tab/><text:tab/> <text:s text:c="19"/>If you need me. I’m just a call away.<text:tab/><text:tab/><text:tab/><text:tab/><text:tab/> <text:s text:c="33"/>We’ll be seeing you soon, my friend.”</text:p>
      <text:p text:style-name="P21">I click on the map and there are several addresses: </text:p>
      <text:p text:style-name="P22">The first address is the matching one to the drivers license in the wallet. <text:span text:style-name="T42">I know this place, but I still don’t fully understand why I can’t remember the exact location.</text:span></text:p>
      <text:p text:style-name="P22">A gym: Located on the 101 freeway and Thunderbird Rd. <text:s/>Super random..</text:p>
      <text:p text:style-name="P22">A restaurant. Looks like a sushi spot on 43<text:span text:style-name="T38">rd</text:span> ave and Olive road.</text:p>
      <text:p text:style-name="P23">The final address is the one I don’t know at all. A Reptile Ind. ??? <text:span text:style-name="T43">I wonder </text:span><text:soft-page-break/><text:span text:style-name="T43">what that one is? I pull up Google maps to see exactly where I am at the moment and it sends the exact location as a motorsports shop in south Glendale called Crytechnologies. <text:s/>As soon as I see the name all these flashbacks start to flood my mind. Quick snippets of signing a bank document, being handed the keys, and some type of grand opening party....</text:span></text:p>
      <text:p text:style-name="P24">“Sweet. This is not a dream. Lets go see what I have in the garage?” <text:s text:c="14"/></text:p>
      <text:p text:style-name="P3"><text:span text:style-name="T16">I feel a jolt of excitement come over me as I start to leave the office </text:span><text:span text:style-name="T17">and set the phone to lead me to the address that matches the drivers license.</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6">Chapter 4: Choices</text:p>
      <text:p text:style-name="P67"><text:span text:style-name="T1"><text:s/><text:tab/>As I step out of what I beleive to be my office I walk out into what any car gurus dream showroom would look like. I bet Jay Leno would be proud. The floors are dark blue marble , the walls around the whole facility are mirrors. On one end there is a shop area that looks to have recently finished <text:s/>building an absolutely beautiful 2022 Ferrari 488 Pisto into a GT3 class race car. This car is definetly NOT street legal. With a huge custom carbon fiber body panels, front and rear splitters, and the nice sized spoiler that all looked to be made in house. The lights are bright yellow tinted and the wheels are one piece </text:span><text:span text:style-name="T18">gt class quick release carbon fiber wheels made in house as well.<text:tab/><text:tab/><text:tab/><text:tab/><text:tab/><text:tab/><text:tab/><text:tab/> <text:s text:c="31"/>As I’m standing next to this car I start to have </text:span><text:span text:style-name="T19">perfect memories of putting the car together piece by piece. With the help of myself?? That makes no sense. But all of that disappears quickly after I get overwhelmed with the the memory of her and I here. She is looking over the car and inspecting my work as she smiles over the hood of the Ferrari red supercar. She smoothly walks around the car and grabs me closely and kisses me softlyand tells me: “I’m so proud of you Nathan. You’ve come such a long way in a short time . I love you so much.”</text:span></text:p>
      <text:p text:style-name="P68"><text:span text:style-name="T1"><text:tab/>At the end of the memory just as her final words hang in the air. The shop lights start to flicker on and off, the world around me starts to quake, but there is nothing else moving in the shop. Now the halucinations are everywhere, I can see the energy flowing out of the lighta above. I can see the electricity in and through all the lines behind all the walls. It leaves a strange acidic taste in my mouth. I can see the fumes of race fuel in the air. I can taste and smell them as well, but the fuel cells are outside locked away. The dark blue marble floor underneath me is shaking, but a I look down I see the floor come to life. </text:span><text:span text:style-name="T20">Slowly it starts to surge with electricity and light up the room from the center of the shop, like a star about to explode.</text:span></text:p>
      <text:p text:style-name="P27">I feel my heart stop.</text:p>
      <text:p text:style-name="P27"><text:soft-page-break/>Or does it???</text:p>
      <text:p text:style-name="P27">And in that split second the glowing star of electricity that was radiating the shop at my feet flows into my feet, legs, torso, arms, and down through my fingertips. <text:tab/><text:tab/><text:tab/><text:tab/><text:tab/><text:tab/><text:tab/><text:tab/><text:tab/> <text:s text:c="26"/>I look deep into my fingertips surging with this mass of beautiful energy...</text:p>
      <text:p text:style-name="P27">I feel it again..</text:p>
      <text:p text:style-name="P27">My heart beats again. Then once more.</text:p>
      <text:p text:style-name="P27">I close my eyes and take a deep breathe. Then when I reopen my eyes. Everything is back to normal.....</text:p>
      <text:p text:style-name="P28">The floor below me is back to its pefect glossy sheen. The lights above are lighting the room just as they were designed to do over the elegant showroom of vehicles that would leave any real collecter envious.</text:p>
      <text:p text:style-name="P28">I walk towards the back corner of the showroom I see several cars illuminated like the pictures were in my office. On my way to them I pass several cars that help spike memories back into my brain.</text:p>
      <text:p text:style-name="P69"><text:span text:style-name="T1">A black diamond Koennigsegg 1:ONE – Zach and I buying it overseas. Betting on if the U.S. government would let it in and going crazy once the 1600 hp supercar </text:span><text:span text:style-name="T21">aarrived at the shop.</text:span></text:p>
      <text:p text:style-name="P29">A purple and carbon fiber 2020 Pagani Hauyra- The day I test drove this in Seattle. As soon as I was done I knew that I had to name it something exotic. T.J. for an ex girlfriend of mine in high school. She was overly exotic in my eyes. As is this 1.4 million dollar supercar. “ Great call.” I thought to myself.</text:p>
      <text:p text:style-name="P29">A 1967 Ford Mustang Shelby GT500 <text:s/>Silver with black stripes. -The day I bought this I finally felt like I made something of myself. The day I finally was able to have my own “Eleanor”.</text:p>
      <text:p text:style-name="P70"><text:span text:style-name="T1">1993 Saleen Ford Mustang SSC black with silver Saleen stripes.- The only reason I wanted this car was because it was owned by a historic icon that I </text:span><text:soft-page-break/><text:span text:style-name="T1">looked up to alot as a young adult. This was Paul Walkers Saleen and it will stay in this shop as tribute to the amazing man that changed street racing in films forever. R.I.P. Paul. </text:span></text:p>
      <text:p text:style-name="P29">A silver 2015 Aston Martin ONE:77- So Being a big car guy the rare ones always slide under the radar, but when the boys and I went to England for a tour. I saw this ultra rare car and wasn’t leaving without it. Since there are only 77 built you can only imagine what the guy wanted for it, but after the first drive. This quickly became one of my favorite cars of all time.</text:p>
      <text:p text:style-name="P70"><text:span text:style-name="T1">As I get closer to the back of the shop the two illuminated ones in the corner bring an immediate smile to my face. The memories I have in these </text:span><text:span text:style-name="T22"><text:s/>cars fill my head with forgotten information that I’m so happy to recall. I fully immerse myself in the nostalgia.</text:span></text:p>
      <text:p text:style-name="P30">The first is a 2020 lime green Lamborghini Aventador SVJ which is laying on the ground with 22’ Novitech NV1 wheels and huge carbon fiber spoiler and body kit made by Liberty and Armytrix. I remember this car like its a part of me. The symphony of the V-12 mixed with the custom exhaust. I remember Test driving these in Japan and the matte blue one they let me drive which sold me as soon as the engine turned over.</text:p>
      <text:p text:style-name="P30">Finally the last two cars I see bring out the inner child in me. </text:p>
      <text:p text:style-name="P31">“Oh I’ve missed you two.”</text:p>
      <text:p text:style-name="P31">The first is a 2013 BMW M6 painted chameleon – This is Eileens M6 its sitting on matte black 22’ Giovannis offset 22x8s in the front and 22x10 in the rear. Super dark tinted windows and a black front grille. I feel relieved to see the car here. That means she is close or coming back soon.</text:p>
      <text:p text:style-name="P71"><text:span text:style-name="T1">The final car in the lineup is a car I spent two years building. I finally stand <text:s/>in front of my one and only “KING SNAKE”</text:span><text:span text:style-name="T23"> <text:tab/><text:tab/><text:tab/><text:tab/> <text:s text:c="12"/></text:span></text:p>
      <text:p text:style-name="P72"><text:span text:style-name="T1">My Chameleon 1994 Ford Mustang Cobra sits before me still on the same stance and with with huge chrome 18x9 front and 18x10.5 rims with 325/ 20r drag radials on the rear. <text:s/>The car is lowered with the best suspension </text:span><text:soft-page-break/><text:span text:style-name="T1">that money could buy for this year of Ford Mustang. As I look through the front windshield. I can see the blue racing harness attached to the roll cage which is powderedcoated blue as well. In between the seats I can see <text:s/></text:span><text:span text:style-name="T24">2 – 10lb nitrous bottles and the hoses that drop into the floorpan and behind that the wall that used to be where the rear seat used to be is now a snow covered plexiglass cover that hides the 2- 12 inch subwoofers and has a chrome Snake in the center of the snow covered glass. Which when the cars ingnition is turned on. The plexiglass has LED lights that are controlled by a remote that can change the color, speed, and rythem, but obviously I put it on a wave that changes every color at an intermittent speed.<text:tab/><text:tab/> <text:s text:c="20"/><text:tab/>Underneath the </text:span><text:span text:style-name="T25">3” cobra R hood is a race prepped 331 stroker motor, </text:span><text:span text:style-name="T26">a Vortech YSI supercharger with the cog drive pulley system, monster Brodix 235cc heads, a Magnum T56 transmission, all topped off with an E-85 fuel system and a 300 shot of Nitrous.( you know for special ocassions) I left no expense out on this one. Creating my 1,000 hp street car.</text:span></text:p>
      <text:p text:style-name="P32">The choice was obvious:</text:p>
      <text:p text:style-name="P32">I open the drivers side door and as I look into the inerior it is just as I remember. The Black Recaro race buckets with the 5 point harnesses, The custom Phantom gauges on the A-pillar and the chrome T handle short throw shifter. It still smells just like race fuel.</text:p>
      <text:p text:style-name="P32">“Hello my friend. How have you been?”</text:p>
      <text:p text:style-name="P32">As I turn over the ignition I hear the huge fuel pump prime and give it a sec to fill the lines. Then I turn the ignition further and the Supercharged V-8 rumbles to life one the first try to my delight with the greatest sounds known to man. A monster supercharger whinning in the front and a monster sound system in the back playing ‘Game Over’ by HED (planet Earth). </text:p>
      <text:p text:style-name="P73"><text:span text:style-name="T1">The world is starting to look brighter. I smile in the rearview as I check to see if its good to see through. I step on the clutch , shift into first, and drive to the back garage door, which opened automatically. And i double check </text:span><text:soft-page-break/><text:span text:style-name="T1">the phone and make sure I know where I’m heading. My first stop. Home.</text:span></text:p>
      <text:p text:style-name="P32">“I really hope its safe to drive, I can’t be losing any part of my mind while driving around.” </text:p>
      <text:p text:style-name="P74"><text:span text:style-name="T1">I pull slowly out of the garage and the doors close behind me as I pull out. I see open parking lot. So I put the Cobra into second gear and punch it, drifting sideways towards 83</text:span><text:span text:style-name="T39">rd</text:span><text:span text:style-name="T1"> ave. Smiling from ear to ear.</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Chapter5: The house.</text:p>
      <text:p text:style-name="P33"/>
      <text:p text:style-name="P74"><text:span text:style-name="T1"><text:tab/>The drive seems to have flown by. Or maybe it was my driving ? ( I like the heavy foot technique) The car almost instinctually pulls up to a gated community off 91</text:span><text:span text:style-name="T39">st</text:span><text:span text:style-name="T1"> ave and Thunderbird rd. Somehow I know the gate code:#4232*? <text:s/>Once I push the accept key on the keypad the gates open up and I drive the car around the neighborhood and to my surprise I’m greeted by several of my neighbors. Some are waving Hello and others just smile as I cruise by and they seem to know me somehow. I’m struggling with putting names to the faces , but I still wave and say hello as well.</text:span></text:p>
      <text:p text:style-name="P33">I pull into a driveway at the back of the community as the phone signals that I have arrrived at my destination. The home feels like one but seeems more of a dream than a reality to me. <text:s/>I push the garage door opener on the visor and the garage doors open up and what I see next is what every gear head wants their garage to look like.</text:p>
      <text:p text:style-name="P33">At the back of the garage is where there is not just a very large built in toolbox, but an office desk with heavy duty counters so I can tear apart engines, harnesses or just put my tools. There is a huge 65’ flat screen Sony TV on the wall above the desk and on the top of one of the counters there are four xbox one controllers sitting on two seperate charging stations.</text:p>
      <text:p text:style-name="P33">There are also two custom motorcycles: A custom candy green scale design painted on to a 2022 Kawasaki ZX-10R, and A super clean matte black Raven Edition 2021 Yamaha R1. Both bikes have been lowered and custom painted and chrome parts all over as well as extened swingarms and fat rear tires. As I look around I have no attachment or memories of anything in here. </text:p>
      <text:p text:style-name="P33">“What is going on with me today? Where is Eileen? <text:s/>Why aren’t my dogs barking?” </text:p>
      <text:p text:style-name="P74"><text:span text:style-name="T1">The feelings of anxiousness, </text:span><text:span text:style-name="T27">fear and regret start to return, but this time they are stronger almost making me want to run from this place. Just as I </text:span><text:soft-page-break/><text:span text:style-name="T27">tell myself that I need to find Eileen and find out whats going on. I suck up these emotions and walk into the house from the garage and things start to fall into place. </text:span></text:p>
      <text:p text:style-name="P34">The floor is covered in bamboo and runs throughout the floorplan. There is a bedroom and then a bathroom to the right and a seperate bedroom across the hall to the left just as you walk inside. </text:p>
      <text:p text:style-name="P34">I check the bedroom to the left and see a nice bedroom set, all black, a queen size bed and a flat screen tv on the wall. I see a couple of picture frames and i see my Mom, sister, nieces, and myself in San Diego.</text:p>
      <text:p text:style-name="P34">“Why don’t I remember this?” </text:p>
      <text:p text:style-name="P75"><text:span text:style-name="T1">Next, I check the room across the hall and it’s full of clothes. Like a giant closet with a vanity set up and a full length mirror on one wall. No pictures, but all of the clothes in this room are female. Knee-high boots, skirts, corsets, all size 00. Bras size 34dd, Reebok crossfit Nano shoes in every color scheme under the sun all size 6.0. Make-up all Mack and several different perfumes. I see the bottle </text:span><text:span text:style-name="T28">: Escape for her by Calvin Klein.</text:span></text:p>
      <text:p text:style-name="P35">“I know exactly who’s room this is.”</text:p>
      <text:p text:style-name="P36">I start to walk down the hallway and on both sides there are pictures of everyone I initially remembered: My mother, sister, nieces, Ryu, Asia, Mulan, and then I see her in the photos. Eileen.</text:p>
      <text:p text:style-name="P36">She is even more beautiful than I remember. The 5’1” ,125lb ,brown eyes, with dyed blonde hair, light olive skin. There is my South American goddess perfect in every way. Here is a picture of her training for a fitness model competition. Then there is another picture of her with a guy at a gym. He looks similar to me just with several large tattoos. Another one at the beach with the same guy.</text:p>
      <text:p text:style-name="P76"><text:span text:style-name="T1">I grab the </text:span><text:span text:style-name="T29">picture frame and walk back to the bedroom with the full body mirror on the wall. <text:s/>I study over the picture very carefully and see that I look exactly like the guy in the photo.</text:span></text:p>
      <text:p text:style-name="P37"><text:soft-page-break/>“When did I get tattoos?”</text:p>
      <text:p text:style-name="P38">Just to double check I take off the leather jacket and shirt and to my surprise I have no tattoos and look at the picture and start to shake.</text:p>
      <text:p text:style-name="P38">“I must be dreaming. Who is this guy with my girl?”</text:p>
      <text:p text:style-name="P38">My mind start racing, questions surface from no where and run circles through my head. I feel myself starting to fall apart. <text:s/>Right then more memories start to come back. Being on that beach in San Jose I remember taking the picture. Training together at the gym everyday. Spending a week in San Diego with my family .</text:p>
      <text:p text:style-name="P4"><text:span text:style-name="T29">“But I don’t understand??? What is this place then?”I walk into the kitchen and there is OUR table, couch, tv and its all decoraated the exact same way I remember it from all the time we spent at random spots so she could decorate the house in this manner I grew to know as HER MOTIF. I walk deeper into the home and find the living room with a gym attached to it. In this room there are more pictures and full wall mirrors. In these picture frames there are our dogs </text:span><text:span text:style-name="T30">: Ryu, Asia, and Mulan. The one I’m drawn to is the one of her and I soaked in water laughing as we try to wash all three of the dogs at once. I can’t get over her smile.</text:span></text:p>
      <text:p text:style-name="P77"><text:span text:style-name="T30">I </text:span><text:span text:style-name="T1">walk into the master bedroom the room is filled with pictures all around filled with both of our families and </text:span><text:span text:style-name="T31">all of the animals we have had in our realtionship. On top of one of the dressers there are pictures of all of our dogs and cats along each side of them are several urns. My heart drops to my stomach and in this moment I’m in complete disarray. </text:span></text:p>
      <text:p text:style-name="P78"><text:span text:style-name="T1">Tears start to well up on my eyes, but never drop down my face. I start to take in all the pictures on the dresser and there is a picture </text:span><text:span text:style-name="T32">of me and my first Shar-pei we were sitting on my front doorstep cuddling. His name was Ryu.</text:span></text:p>
      <text:p text:style-name="P39">Next is a picture of me and my small princess Asia she was also blue in color. The photo shows me and her singing at the edge of my bed. </text:p>
      <text:p text:style-name="P39"><text:soft-page-break/>The third picture is of my Mom and Mulan. Who is isabella in color,which is cream and blue long hair shar-pei. <text:span text:style-name="T45">A supremely majestic animal. In the photo her and my mom are looking into the pond at the koi fish located in my moms backyard.</text:span></text:p>
      <text:p text:style-name="P40">The last one is of a little black cat who is bullying my three dogs and has no fear in the picture the kitten is very small. I remember her as Maggie. She was Eileen’s best friend whom we saved from the animal shelter.</text:p>
      <text:p text:style-name="P40">The wave of emotions that came next were shocking. I was starting to fall into a depression. It was like waking up from a normal nights sleep to find out that slept through into a time when everything you and loved was no longer around <text:s/>and left me guessing over and over again what was real and wasn’t? Then I start to question if my family is still alive? What about Eileen?</text:p>
      <text:p text:style-name="P40">As I search the rest of the bedroom and the closet. I find clothes that would fit a man about my size and build: 5’10” 240lb, size 12 shoes. Even the hats fit perfectly. </text:p>
      <text:p text:style-name="P40">“This guys got style, but is this really my home?”<text:tab/><text:tab/><text:tab/><text:tab/> <text:s text:c="18"/>Where is Eileen?”</text:p>
      <text:p text:style-name="P40">I get a bright idea and look into the phone for any type of contact saved or text to the phone form her or anyone else I could contact for help, <text:span text:style-name="T46">but as I scroll through the phone erratically all I see are visuals of my buddies but no family? What is going on here?</text:span></text:p>
      <text:p text:style-name="P41">I sit and ponder what all this means. None of it makes sense. I try to call and text Zach, Adam, Carter, <text:span text:style-name="T47">and </text:span>Katelyn.</text:p>
      <text:p text:style-name="P41">No one picks up... I leave voicemails with each of them <text:span text:style-name="T47">stress running through my voice as I plead for them all to call me back.</text:span></text:p>
      <text:p text:style-name="P42">I sit here in this house that used to be my home alone and scared. I need answers but I can’t pull myself <text:span text:style-name="T48">off of this bed.....</text:span></text:p>
      <text:p text:style-name="P43"><text:soft-page-break/>All of a sudden my phone informs me that <text:s/>I have received a text message by creating the sounds from the ‘Transformers’ movie when they change forms from a robot to a car. <text:s/>I pick the phone up and check who it’s from:</text:p>
      <text:p text:style-name="P43">Reptile: “It’s time to workout, bro. Meet me at the gym. I know you got the address.”</text:p>
      <text:p text:style-name="P43">I think to myself what else do I have to do at the moment. Plus I really need a break from all this. I text him back.</text:p>
      <text:p text:style-name="P43">“I’m getting changed and I’ll be there in 15 minutes.”</text:p>
      <text:p text:style-name="P43">“Bring a change of clothes for afterwards. Well go grab something to eat. My treat.” <text:s text:c="2"/>He responds and I send him the thumbs up emoticon.</text:p>
      <text:p text:style-name="P43">I quickly get changed into some black baggy sweats, a muscle shirt, and I can’t help but “borrow” these sweet blue and white Reebok crossfit nanos. <text:span text:style-name="T49">I grab a nice professional pinstripped silver on black Armani suit and some matching Armani loafers. I keep the sweet Cartier watch in the bag. Some things just make you feel better when you where them and this timepiece does it for me. For some strange reason I feel that this is so much more than just a timepiece.</text:span></text:p>
      <text:p text:style-name="P44">So after I load the gym bag and take a second look at the house. Taking in all <text:s/>the pictures that fill me brain with beautiful memories. The urns that fill my heart with hurt, regret, loss, and sadness. I take another look in the full body mirror that is located in what I remember as Eileen’s room and think to myself. </text:p>
      <text:p text:style-name="P44">Are these memories real? Why don’t I look like I do in all these photos? My eyes are even a brighter blue than in the pictures? Or am I tripping? <text:s/></text:p>
      <text:p text:style-name="P44">I have to figure this out. I say goodbye to the structure I remember as my home, walk out the garage door, and try to fully immerse myself, but can’t remember <text:span text:style-name="T50">anything clearly just yet. So I sit back in the Mustang. Close the garage, Start the engine, and take in the music. The radio is playing “Same about you” by A Day To Remember one of my favorite bands.</text:span></text:p>
      <text:p text:style-name="P45"><text:soft-page-break/>A set of lyrics sticks out.</text:p>
      <text:p text:style-name="P45">“I just felt a wave, an emotion, and right then I knew that everything had changed. <text:s text:c="121"/>A whole side of you that went missin’s gone. <text:s text:c="67"/>And all I’ve thought of you is wrong.”</text:p>
      <text:p text:style-name="P45">I jump in and word the words to the next few words with the music.</text:p>
      <text:p text:style-name="P45">“Gotta step away---- for perspective.<text:tab/><text:tab/><text:tab/><text:tab/><text:tab/><text:tab/> <text:s text:c="21"/>Need to take a chance to clear my head.”</text:p>
      <text:p text:style-name="P45">How is this exact song playing right in this exact moment? The things that happen when you least expect them ? Right ??? For some strange reason I feel like this was all pre planned? Or perhaps this is a coincidence?</text:p>
      <text:p text:style-name="P45">I push in the clutch and put the car into reverse and pull out of the driveway as a couple walking their dogs walk by and wave to me, whch immediately brings a smile to my face. I put the supercharged Cobra into first and let out the clutch, but in this moment I get an eerie feeling that I’m being watched. I know this sounds a paranoid delusion, but I think we all know what it’s like to be watched from all angles. I step in the throttle to get away from the situation and as I drive by a Bank of America I see the sign out front reads: 01/24/2023 <text:s/>4:45pm. </text:p>
      <text:p text:style-name="P45">“How can it only be be 4:45pm?”</text:p>
      <text:p text:style-name="P45">I spent more than 2 hours at the shop alone? Not to speak of the time I spent at the house? Maybe the phone my phone is broken? Or set to a different time zone?</text:p>
      <text:p text:style-name="P45"/>
      <text:p text:style-name="P21"/>
      <text:p text:style-name="P21"/>
      <text:p text:style-name="P21"/>
      <text:p text:style-name="P46"><text:soft-page-break/>Chapter 6: </text:p>
      <text:p text:style-name="P46">I pull the Mustang into an open parking spot between a BMW X5 and a silver Ford GT. As i’m sitting in the car, a flash of light oveshadows me. But is somehow coming from the inside of the car. The sounds from the stereo, exhaust, and supercharger are sending different beautiful sounds into the cab and now visable to me in strange psychadelic manner. Yeah this is definetely the first time I’ve been able to see sound..</text:p>
      <text:p text:style-name="P46">The whine of the supercharger is like a spotlight of red and is pulsing with the cam inside the engine.</text:p>
      <text:p text:style-name="P46">The exhaust is like a swarm of bees inside the car glowing, pulsing, and then disappearing slowly as they dematerialize in the glass as they come into contact with the windshield.</text:p>
      <text:p text:style-name="P79"><text:span text:style-name="T1">But the music from the stereo is showing a visual hologram of the song it’s playing. My mind is creating its own details of what it interpretates. As I see </text:span><text:span text:style-name="T33">it playing in front of me, changing shapes and colors into figures and dreams . I feel my anxiety level rise and start to feel overwhelmed, with all these halucinations that I know are not real......I take a deep breath and pray for this all to stop.</text:span></text:p>
      <text:p text:style-name="P47">As soon as I wish it so.</text:p>
      <text:p text:style-name="P47">The music slows down, the hairs on the back of my neck stand up, butterflies fly through my entire body, and I can feel goosebumps everywhere. My heart starts to speed up. I close my eyes.......Feeling everything around me shake down to the sore of my inner being........</text:p>
      <text:p text:style-name="P47">I open my eyes and the car is idling and the music is off?????</text:p>
      <text:p text:style-name="P47">“What the fuck was that?”</text:p>
      <text:p text:style-name="P48">I kinda freak out a lil bit inside the car, then turn the key in the ignition off, and exit the car wondering how long I was in there tripping out ? Much more than that I wonder if anyone saw me? </text:p>
      <text:p text:style-name="P48"><text:soft-page-break/>Immediately the feeling is back. Someone is most definetely watching me and they are close by, I mean really close by. Its almost like I can sense them watching me? I can physically feel the stare but cannot pinpoint where from? </text:p>
      <text:p text:style-name="P48">I look around for a couple of seconds and there are so many people coming and going. I’m having a hard time pinpointing whats what.</text:p>
      <text:p text:style-name="P80"><text:span text:style-name="T1">I must look like a complete lunatic, halucinating in my car, jumping out to a paranoid delusion </text:span><text:span text:style-name="T34">that someone is watching me. Talk about a rough day this one is up there on the scale for sure. I need to just calm down and focus.</text:span></text:p>
      <text:p text:style-name="P49">Right as I was thinking of running away. An arm wraps around my waist and pulls me in for a hug. I don’t know what to do or say. So I just go with it. A small voice speaks to me, I can’t understand it at first, but then it hits me .</text:p>
      <text:p text:style-name="P49">It’s her....</text:p>
      <text:p text:style-name="P49">It’s Eileen....</text:p>
      <text:p text:style-name="P49">I turn around to see her face and just as I blink the figure behind me is gone. But I can still hear her voice. She’s calling out to me. Or is she asking me to leave? Where is the voice coming from ? I can’t handle anymore of this. So I turn to walk back towards the Mustang. </text:p>
      <text:p text:style-name="P81"><text:span text:style-name="T1">Wondering if I’m sweating or if anyone has called the police yet. I straightline for the car, but there is a </text:span><text:span text:style-name="T35">well built 5’9” 180lb man standing next to the car looking at me like I lost my marbles. </text:span></text:p>
      <text:p text:style-name="P50">“ You ok there lil tit? You look a little ummm lost? <text:s/>Plus your never on time. What gives.........?”</text:p>
      <text:p text:style-name="P51">As i walk closer to the man, small flashes of memories hit me and I laugh when it fully arises how I know this man.</text:p>
      <text:p text:style-name="P82"><text:span text:style-name="T1">We lift weights together. We ride dirtbikes, street bikes, and race cars. Snowboard, skydive, surf, wakeboard, play games online, I do almost </text:span><text:span text:style-name="T36">everything with this guy. This is my best buddy. It’s Zach!</text:span></text:p>
      <text:p text:style-name="P52"><text:soft-page-break/>My heart starts to slow down and my best friend on the planet slaps my hand and pulls me in for a hug. <text:s/>I feel so relieved I almost cry.</text:p>
      <text:p text:style-name="P52">“Dude, I called and text you. Why no response......? Wait a second....I thought you were in California With Allah and Carter? Don’t you have a show to play? I’m supposed to fly there and meet you? Right?”</text:p>
      <text:p text:style-name="P52">The lil guy smiles slyly at me.</text:p>
      <text:p text:style-name="P53">“It’s nice to see you too buddy? <text:span text:style-name="T51">Now the next parts are not exactly that easy to explain, but I am in California. Are you OK? You don’t look so hot.. Things not what they seem lately?” <text:s/>he asks me with a smile across his face. <text:s text:c="4"/>“I know it’s scary at first , but once you face the reality of it. Life is something special... <text:s text:c="106"/>Look at me. I’m probably confusing you more than you already were, let’s go inside I’ll try and fill you in the best that i can.”</text:span></text:p>
      <text:p text:style-name="P54">So I take deep breath, <text:span text:style-name="T52">turn to the gym, and follow Zach into the one place I can always turn to to make me feel better. <text:s/>Just as we get through the front doors I hear 2 very familiar voices and 2 cute young women approach and put their arms out for a hug from both of us. I remember them as Ally and Adrianna. They quickly question what we are doing later on? Zach is quick to respond:</text:span></text:p>
      <text:p text:style-name="P54">“<text:span text:style-name="T52">Guy night, sushi and video games.”</text:span></text:p>
      <text:p text:style-name="P55">Ally gives us the look. You know the look when a girl either thinks your bulshittin’ with her or that she can kick you ass in whatever you planned on doing. These 2 can easily do both with perfection.</text:p>
      <text:p text:style-name="P55">“Well if you 2 need any competition you guys know who to call. “</text:p>
      <text:p text:style-name="P55">Then something shakes me inside. Tons of memories with these 2. They are a solid part of our crew. Adrianna reads comics and plays video games with the best of them, and wins 90% of the time and she boxes.....What a lil badass. Ally loves music, dancing, modeling, and lifting with the best of them. These 2 were meant to be a part of my crew. </text:p>
      <text:p text:style-name="P55"><text:soft-page-break/>I tell them both I’ll call them later on and the smile and head back to the front desk. </text:p>
      <text:p text:style-name="P55">Zach stares at me and has this evil lok on his face.</text:p>
      <text:p text:style-name="P55">“So I guess the memory is coming back <text:span text:style-name="T53">just fine?”</text:span></text:p>
      <text:p text:style-name="P55">“<text:span text:style-name="T53">How do you know about my memory?” I ask</text:span></text:p>
      <text:p text:style-name="P55">“<text:span text:style-name="T53">I know EVERYTHING you are goin through. Your my favorite lil tit. <text:s/>I promise by tonight everything will be better. But for now let me show you something sick.” he tells me.</text:span></text:p>
      <text:p text:style-name="P56">I have so many questions running through my head, but I shrug them off for now. I follow him to the treadmills. He steps on to one and I step on the one right next to him. He starts the his up and sets the incline up to its max incline at 15.0 and then sets the speed to 2.8mph. Of course being competitive and not wanting to let Zach show me up, I follow along and in moments we are both hiking a steep incline. He smiles over at me and asks:</text:p>
      <text:p text:style-name="P56">“How are you feeling? Ya know, besides all the mental fallout and shit? Just your physical aspect?”</text:p>
      <text:p text:style-name="P56">I think about this for a moment and decide to tell him the truth.</text:p>
      <text:p text:style-name="P56">“ OK, here it is in a nut shell. I felt my heart stop. Like seriously STOP and things are super weird. Like I thought time was slowing down or something? I feel like I barely have to breathe anymore <text:span text:style-name="T54">or maybe I’m not paying attention. But when I get excited I feel like my heart is pounding at like 1000bpm.”</text:span></text:p>
      <text:p text:style-name="P55"/>
      <text:p text:style-name="P54"><text:s/></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en" style:country-asian="US"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orphans="0" fo:widows="0" fo:hyphenation-ladder-count="no-limit" fo:keep-with-next="always"/>
      <style:text-properties style:use-window-font-color="true" style:font-name="Liberation Sans" fo:font-family="'Liberation Sans'" style:font-family-generic="roman" style:font-pitch="variable" fo:font-size="14pt" style:letter-kerning="true" style:font-name-asian="Liberation Serif1" style:font-family-asian="'Liberation Serif'" style:font-family-generic-asian="system" style:font-pitch-asian="variable" style:font-size-asian="14pt" style:language-asian="en" style:country-asian="US"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15%" fo:orphans="0" fo:widows="0" fo:hyphenation-ladder-count="no-limit"/>
      <style:text-properties style:use-window-font-color="true" style:font-name="Liberation Serif" fo:font-family="'Liberation Serif'" style:font-family-generic="roman" style:font-pitch="variable" fo:font-size="12pt" style:letter-kerning="true" style:font-name-asian="Liberation Serif1" style:font-family-asian="'Liberation Serif'" style:font-family-generic-asian="system" style:font-pitch-asian="variable" style:font-size-asian="12pt" style:language-asian="en" style:country-asian="US"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15%" fo:orphans="0" fo:widows="0" fo:hyphenation-ladder-count="no-limit"/>
      <style:text-properties style:use-window-font-color="true" style:font-name="Liberation Serif" fo:font-family="'Liberation Serif'" style:font-family-generic="roman" style:font-pitch="variable" fo:font-size="12pt" style:letter-kerning="true" style:font-name-asian="Liberation Serif1" style:font-family-asian="'Liberation Serif'" style:font-family-generic-asian="system" style:font-pitch-asian="variable" style:font-size-asian="12pt" style:language-asian="en" style:country-asian="US"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orphans="0" fo:widows="0" fo:hyphenation-ladder-count="no-limit"/>
      <style:text-properties style:use-window-font-color="true" style:font-name="Liberation Serif" fo:font-family="'Liberation Serif'" style:font-family-generic="roman" style:font-pitch="variable" fo:font-size="12pt" fo:font-style="italic" style:letter-kerning="true" style:font-name-asian="Liberation Serif1" style:font-family-asian="'Liberation Serif'" style:font-family-generic-asian="system" style:font-pitch-asian="variable" style:font-size-asian="12pt" style:language-asian="en" style:country-asian="US" style:font-style-asian="italic" fo:hyphenate="false" fo:hyphenation-remain-char-count="2" fo:hyphenation-push-char-count="2"/>
    </style:style>
    <style:style style:name="Index" style:family="paragraph" style:parent-style-name="Standard" style:default-outline-level="" style:class="index">
      <style:paragraph-properties fo:orphans="0" fo:widows="0" fo:hyphenation-ladder-count="no-limit"/>
      <style:text-properties style:use-window-font-color="true" style:font-name="Liberation Serif" fo:font-family="'Liberation Serif'" style:font-family-generic="roman" style:font-pitch="variable" fo:font-size="12pt" style:letter-kerning="true" style:font-name-asian="Liberation Serif1" style:font-family-asian="'Liberation Serif'" style:font-family-generic-asian="system" style:font-pitch-asian="variable" style:font-size-asian="12pt" style:language-asian="en" style:country-asian="US" fo:hyphenate="false" fo:hyphenation-remain-char-count="2" fo:hyphenation-push-char-count="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7H12M15S</meta:editing-duration>
    <meta:editing-cycles>13</meta:editing-cycles>
    <meta:generator>LibreOffice/6.2.3.2$Windows_X86_64 LibreOffice_project/aecc05fe267cc68dde00352a451aa867b3b546ac</meta:generator>
    <meta:creation-date>2019-12-02T17:40:44.640000000</meta:creation-date>
    <dc:date>2019-12-26T19:08:03.365000000</dc:date>
    <meta:document-statistic meta:table-count="0" meta:image-count="0" meta:object-count="0" meta:page-count="26" meta:paragraph-count="212" meta:word-count="7878" meta:character-count="41299" meta:non-whitespace-character-count="32451"/>
  </office:meta>
</office:document-meta>
</file>